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004cm" fo:margin-left="-0.004cm" table:align="left"/>
    </style:style>
    <style:style style:name="Tabla1.A" style:family="table-column">
      <style:table-column-properties style:column-width="8.491cm"/>
    </style:style>
    <style:style style:name="Tabla1.B" style:family="table-column">
      <style:table-column-properties style:column-width="8.51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6.96cm" fo:margin-left="0.064cm" table:align="left"/>
    </style:style>
    <style:style style:name="Tabla3.A" style:family="table-column">
      <style:table-column-properties style:column-width="5.609cm"/>
    </style:style>
    <style:style style:name="Tabla3.B" style:family="table-column">
      <style:table-column-properties style:column-width="5.662cm"/>
    </style:style>
    <style:style style:name="Tabla3.C" style:family="table-column">
      <style:table-column-properties style:column-width="5.689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ab238" officeooo:paragraph-rsid="001ab238" style:font-weight-asian="bold" style:font-weight-complex="bold"/>
    </style:style>
    <style:style style:name="P2" style:family="paragraph" style:parent-style-name="Standard">
      <style:text-properties fo:font-weight="bold" officeooo:rsid="00246c52" officeooo:paragraph-rsid="00246c52" style:font-weight-asian="bold" style:font-weight-complex="bold"/>
    </style:style>
    <style:style style:name="P3" style:family="paragraph" style:parent-style-name="Standard">
      <style:text-properties fo:font-weight="bold" officeooo:rsid="00192169" officeooo:paragraph-rsid="002bf96a" style:font-weight-asian="bold" style:font-weight-complex="bold"/>
    </style:style>
    <style:style style:name="P4" style:family="paragraph" style:parent-style-name="Standard">
      <style:text-properties fo:font-weight="bold" officeooo:rsid="00519b1f" officeooo:paragraph-rsid="00519b1f" style:font-weight-asian="bold" style:font-weight-complex="bold"/>
    </style:style>
    <style:style style:name="P5" style:family="paragraph" style:parent-style-name="Standard">
      <style:text-properties fo:font-weight="bold" officeooo:rsid="005422a8" officeooo:paragraph-rsid="005422a8" style:font-weight-asian="bold" style:font-weight-complex="bold"/>
    </style:style>
    <style:style style:name="P6" style:family="paragraph" style:parent-style-name="Standard">
      <style:text-properties fo:font-weight="normal" officeooo:rsid="00192169" officeooo:paragraph-rsid="00192169" style:font-weight-asian="normal" style:font-weight-complex="normal"/>
    </style:style>
    <style:style style:name="P7" style:family="paragraph" style:parent-style-name="Standard">
      <style:text-properties fo:font-weight="normal" officeooo:rsid="001ab238" officeooo:paragraph-rsid="001ab238" style:font-weight-asian="normal" style:font-weight-complex="normal"/>
    </style:style>
    <style:style style:name="P8" style:family="paragraph" style:parent-style-name="Standard">
      <style:text-properties fo:font-weight="normal" officeooo:rsid="001f6b82" officeooo:paragraph-rsid="001f6b82" style:font-weight-asian="normal" style:font-weight-complex="normal"/>
    </style:style>
    <style:style style:name="P9" style:family="paragraph" style:parent-style-name="Standard">
      <style:text-properties fo:font-weight="normal" officeooo:rsid="00246c52" officeooo:paragraph-rsid="00246c52" style:font-weight-asian="normal" style:font-weight-complex="normal"/>
    </style:style>
    <style:style style:name="P10" style:family="paragraph" style:parent-style-name="Standard">
      <style:text-properties fo:font-weight="normal" officeooo:rsid="002ab770" officeooo:paragraph-rsid="002ab770" style:font-weight-asian="normal" style:font-weight-complex="normal"/>
    </style:style>
    <style:style style:name="P11" style:family="paragraph" style:parent-style-name="Standard">
      <style:text-properties fo:font-weight="normal" officeooo:rsid="005386ef" officeooo:paragraph-rsid="005386ef" style:font-weight-asian="normal" style:font-weight-complex="normal"/>
    </style:style>
    <style:style style:name="P12" style:family="paragraph" style:parent-style-name="Standard">
      <style:text-properties fo:font-size="16pt" officeooo:rsid="002d4548" officeooo:paragraph-rsid="002d4548"/>
    </style:style>
    <style:style style:name="P13" style:family="paragraph" style:parent-style-name="Standard">
      <style:text-properties fo:font-size="16pt" fo:font-weight="bold" officeooo:rsid="002bf96a" officeooo:paragraph-rsid="002ab770" style:font-weight-asian="bold" style:font-weight-complex="bold"/>
    </style:style>
    <style:style style:name="P14" style:family="paragraph" style:parent-style-name="Standard">
      <loext:graphic-properties draw:fill="none"/>
      <style:paragraph-properties fo:background-color="transparent"/>
      <style:text-properties fo:font-size="16pt" fo:font-style="normal" style:text-underline-style="none" fo:font-weight="normal" officeooo:rsid="002d4548" officeooo:paragraph-rsid="00836f78" style:font-size-asian="10.5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background-color="transparent"/>
      <style:text-properties fo:font-size="16pt" fo:font-style="normal" style:text-underline-style="none" fo:font-weight="bold" officeooo:rsid="00836f78" officeooo:paragraph-rsid="00836f78"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weight="normal" officeooo:rsid="002eb249" officeooo:paragraph-rsid="002eb249" style:font-size-asian="10.5pt" style:font-weight-asian="normal" style:font-size-complex="12pt" style:font-weight-complex="normal"/>
    </style:style>
    <style:style style:name="P17" style:family="paragraph" style:parent-style-name="Standard">
      <style:text-properties fo:font-size="12pt" fo:font-weight="normal" officeooo:rsid="0036c746" officeooo:paragraph-rsid="0036c746" style:font-size-asian="10.5pt" style:font-weight-asian="normal" style:font-size-complex="12pt" style:font-weight-complex="normal"/>
    </style:style>
    <style:style style:name="P18" style:family="paragraph" style:parent-style-name="Standard">
      <style:text-properties fo:font-size="12pt" fo:font-weight="normal" officeooo:rsid="003772d4" officeooo:paragraph-rsid="003772d4" style:font-size-asian="10.5pt" style:font-weight-asian="normal" style:font-size-complex="12pt" style:font-weight-complex="normal"/>
    </style:style>
    <style:style style:name="P19" style:family="paragraph" style:parent-style-name="Standard">
      <style:text-properties fo:font-size="12pt" fo:font-weight="normal" officeooo:rsid="00379400" officeooo:paragraph-rsid="00379400" style:font-size-asian="10.5pt" style:font-weight-asian="normal" style:font-size-complex="12pt" style:font-weight-complex="normal"/>
    </style:style>
    <style:style style:name="P20" style:family="paragraph" style:parent-style-name="Standard">
      <style:text-properties fo:font-size="12pt" fo:font-weight="normal" officeooo:rsid="003907f5" officeooo:paragraph-rsid="00379400" style:font-size-asian="10.5pt" style:font-weight-asian="normal" style:font-size-complex="12pt" style:font-weight-complex="normal"/>
    </style:style>
    <style:style style:name="P21" style:family="paragraph" style:parent-style-name="Standard">
      <style:text-properties fo:font-size="12pt" fo:font-weight="normal" officeooo:rsid="003abeae" officeooo:paragraph-rsid="003abeae" style:font-size-asian="10.5pt" style:font-weight-asian="normal" style:font-size-complex="12pt" style:font-weight-complex="normal"/>
    </style:style>
    <style:style style:name="P22" style:family="paragraph" style:parent-style-name="Standard">
      <style:text-properties fo:font-size="12pt" fo:font-weight="normal" officeooo:rsid="003bbad1" officeooo:paragraph-rsid="003bbad1" style:font-size-asian="10.5pt" style:font-weight-asian="normal" style:font-size-complex="12pt" style:font-weight-complex="normal"/>
    </style:style>
    <style:style style:name="P23" style:family="paragraph" style:parent-style-name="Standard">
      <style:text-properties fo:font-size="12pt" fo:font-weight="normal" officeooo:rsid="003d23f4" officeooo:paragraph-rsid="003d23f4" style:font-size-asian="10.5pt" style:font-weight-asian="normal" style:font-size-complex="12pt" style:font-weight-complex="normal"/>
    </style:style>
    <style:style style:name="P24" style:family="paragraph" style:parent-style-name="Standard">
      <style:text-properties fo:font-size="12pt" fo:font-weight="normal" officeooo:rsid="00420826" officeooo:paragraph-rsid="00420826" style:font-size-asian="10.5pt" style:font-weight-asian="normal" style:font-size-complex="12pt" style:font-weight-complex="normal"/>
    </style:style>
    <style:style style:name="P25" style:family="paragraph" style:parent-style-name="Standard">
      <style:text-properties fo:font-size="12pt" fo:font-weight="normal" officeooo:rsid="0042a6ce" officeooo:paragraph-rsid="0042a6ce" style:font-size-asian="10.5pt" style:font-weight-asian="normal" style:font-size-complex="12pt" style:font-weight-complex="normal"/>
    </style:style>
    <style:style style:name="P26" style:family="paragraph" style:parent-style-name="Standard">
      <style:text-properties fo:font-size="12pt" fo:font-weight="normal" officeooo:rsid="004e044c" officeooo:paragraph-rsid="004e044c" style:font-size-asian="10.5pt" style:font-weight-asian="normal" style:font-size-complex="12pt" style:font-weight-complex="normal"/>
    </style:style>
    <style:style style:name="P27" style:family="paragraph" style:parent-style-name="Standard">
      <style:text-properties fo:font-size="12pt" fo:font-weight="normal" officeooo:rsid="004e5a1d" officeooo:paragraph-rsid="004e5a1d" style:font-size-asian="10.5pt" style:font-weight-asian="normal" style:font-size-complex="12pt" style:font-weight-complex="normal"/>
    </style:style>
    <style:style style:name="P28" style:family="paragraph" style:parent-style-name="Standard">
      <style:text-properties fo:font-size="12pt" fo:font-weight="normal" officeooo:rsid="00519b1f" officeooo:paragraph-rsid="00519b1f" style:font-size-asian="10.5pt" style:font-weight-asian="normal" style:font-size-complex="12pt" style:font-weight-complex="normal"/>
    </style:style>
    <style:style style:name="P29" style:family="paragraph" style:parent-style-name="Standard">
      <style:text-properties fo:font-size="12pt" fo:font-weight="bold" officeooo:rsid="002d4548" officeooo:paragraph-rsid="002d4548" style:font-size-asian="10.5pt" style:font-weight-asian="bold" style:font-size-complex="12pt" style:font-weight-complex="bold"/>
    </style:style>
    <style:style style:name="P30" style:family="paragraph" style:parent-style-name="Standard">
      <style:text-properties fo:font-size="12pt" fo:font-weight="bold" officeooo:rsid="00340fca" officeooo:paragraph-rsid="00340fca" style:font-size-asian="10.5pt" style:font-weight-asian="bold" style:font-size-complex="12pt" style:font-weight-complex="bold"/>
    </style:style>
    <style:style style:name="P31" style:family="paragraph" style:parent-style-name="Standard">
      <style:text-properties fo:font-size="12pt" fo:font-weight="bold" officeooo:rsid="003772d4" officeooo:paragraph-rsid="003772d4" style:font-size-asian="10.5pt" style:font-weight-asian="bold" style:font-size-complex="12pt" style:font-weight-complex="bold"/>
    </style:style>
    <style:style style:name="P32" style:family="paragraph" style:parent-style-name="Standard">
      <style:text-properties fo:font-size="12pt" fo:font-weight="bold" officeooo:rsid="00379400" officeooo:paragraph-rsid="00379400" style:font-size-asian="10.5pt" style:font-weight-asian="bold" style:font-size-complex="12pt" style:font-weight-complex="bold"/>
    </style:style>
    <style:style style:name="P33" style:family="paragraph" style:parent-style-name="Standard">
      <style:text-properties fo:font-size="12pt" fo:font-weight="bold" officeooo:rsid="003d23f4" officeooo:paragraph-rsid="003d23f4" style:font-size-asian="10.5pt" style:font-weight-asian="bold" style:font-size-complex="12pt" style:font-weight-complex="bold"/>
    </style:style>
    <style:style style:name="P34" style:family="paragraph" style:parent-style-name="Standard">
      <style:text-properties fo:font-size="12pt" fo:font-weight="bold" officeooo:rsid="003f0dad" officeooo:paragraph-rsid="003f0dad" style:font-size-asian="10.5pt" style:font-weight-asian="bold" style:font-size-complex="12pt" style:font-weight-complex="bold"/>
    </style:style>
    <style:style style:name="P35" style:family="paragraph" style:parent-style-name="Standard">
      <style:text-properties fo:font-size="12pt" fo:font-weight="bold" officeooo:rsid="0042a6ce" officeooo:paragraph-rsid="0042a6ce" style:font-size-asian="10.5pt" style:font-weight-asian="bold" style:font-size-complex="12pt" style:font-weight-complex="bold"/>
    </style:style>
    <style:style style:name="P36" style:family="paragraph" style:parent-style-name="Standard">
      <style:text-properties fo:font-size="12pt" fo:font-weight="bold" officeooo:rsid="00519b1f" officeooo:paragraph-rsid="00519b1f" style:font-size-asian="10.5pt" style:font-weight-asian="bold" style:font-size-complex="12pt" style:font-weight-complex="bold"/>
    </style:style>
    <style:style style:name="P37" style:family="paragraph" style:parent-style-name="Standard">
      <style:text-properties fo:font-size="12pt" fo:font-style="normal" fo:font-weight="normal" officeooo:rsid="00519b1f" officeooo:paragraph-rsid="00519b1f"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bold" officeooo:rsid="005386ef" officeooo:paragraph-rsid="005386ef"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style:text-underline-style="none" fo:font-weight="normal" officeooo:rsid="005a73d1" officeooo:paragraph-rsid="005a73d1"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5a76d3" officeooo:paragraph-rsid="005a76d3"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5b3108" officeooo:paragraph-rsid="005a76d3"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5b3108" officeooo:paragraph-rsid="005cfc20"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5b3108" officeooo:paragraph-rsid="005b3108"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5cfc20" officeooo:paragraph-rsid="005b3108"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5cfc20" officeooo:paragraph-rsid="005cfc20"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5cfc20" officeooo:paragraph-rsid="00616333"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style:text-underline-style="none" fo:font-weight="normal" officeooo:rsid="00616333" officeooo:paragraph-rsid="00616333"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background-color="transparent"/>
      <style:text-properties fo:font-size="12pt" fo:font-style="normal" style:text-underline-style="none" fo:font-weight="normal" officeooo:rsid="006e0536" officeooo:paragraph-rsid="006e0536"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background-color="transparent"/>
      <style:text-properties fo:font-size="12pt" fo:font-style="normal" style:text-underline-style="none" fo:font-weight="normal" officeooo:rsid="007000ef" officeooo:paragraph-rsid="007000ef" style:font-size-asian="10.5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background-color="transparent"/>
      <style:text-properties fo:font-size="12pt" fo:font-style="normal" style:text-underline-style="none" fo:font-weight="normal" officeooo:rsid="0070ee13" officeooo:paragraph-rsid="0070ee13"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background-color="transparent"/>
      <style:text-properties fo:font-size="12pt" fo:font-style="normal" style:text-underline-style="none" fo:font-weight="normal" officeooo:rsid="0075dda7" officeooo:paragraph-rsid="0075dda7" style:font-size-asian="10.5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8c306"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bef06"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d3bd4"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eff76"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d3bd4"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eff76"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d3bd4"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eff76" style:font-size-asian="10.5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background-color="transparent"/>
      <style:text-properties fo:font-size="12pt" fo:font-style="normal" style:text-underline-style="none" fo:font-weight="normal" officeooo:rsid="00885d10" officeooo:paragraph-rsid="008754c3"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background-color="transparent"/>
      <style:text-properties fo:font-size="12pt" fo:font-style="normal" style:text-underline-style="none" fo:font-weight="normal" officeooo:rsid="00897be9" officeooo:paragraph-rsid="00897be9"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style:text-underline-style="none" fo:font-weight="bold" officeooo:rsid="005a73d1" officeooo:paragraph-rsid="005a73d1" style:font-size-asian="10.5pt" style:font-style-asian="normal" style:font-weight-asian="bold" style:font-size-complex="12pt" style:font-style-complex="normal" style:font-weight-complex="bold"/>
    </style:style>
    <style:style style:name="P77" style:family="paragraph" style:parent-style-name="Standard">
      <style:text-properties fo:font-size="12pt" fo:font-style="normal" style:text-underline-style="none" fo:font-weight="bold" officeooo:rsid="005a76d3" officeooo:paragraph-rsid="005a76d3" style:font-size-asian="10.5pt" style:font-style-asian="normal" style:font-weight-asian="bold" style:font-size-complex="12pt" style:font-style-complex="normal" style:font-weight-complex="bold"/>
    </style:style>
    <style:style style:name="P78" style:family="paragraph" style:parent-style-name="Standard">
      <style:text-properties fo:font-size="12pt" fo:font-style="normal" style:text-underline-style="none" fo:font-weight="bold" officeooo:rsid="005b3108" officeooo:paragraph-rsid="005b3108" style:font-size-asian="10.5pt" style:font-style-asian="normal" style:font-weight-asian="bold" style:font-size-complex="12pt" style:font-style-complex="normal" style:font-weight-complex="bold"/>
    </style:style>
    <style:style style:name="P79" style:family="paragraph" style:parent-style-name="Standard">
      <style:text-properties fo:font-size="12pt" fo:font-style="normal" style:text-underline-style="none" fo:font-weight="bold" officeooo:rsid="00616333" officeooo:paragraph-rsid="00616333" style:font-size-asian="10.5pt" style:font-style-asian="normal" style:font-weight-asian="bold" style:font-size-complex="12pt" style:font-style-complex="normal" style:font-weight-complex="bold"/>
    </style:style>
    <style:style style:name="P80" style:family="paragraph" style:parent-style-name="Standard">
      <style:text-properties fo:font-style="normal" style:text-underline-style="none" fo:font-weight="normal" officeooo:rsid="002ac0cd" officeooo:paragraph-rsid="002ab770" style:font-style-asian="normal" style:font-weight-asian="normal" style:font-style-complex="normal" style:font-weight-complex="normal"/>
    </style:style>
    <style:style style:name="P81" style:family="paragraph" style:parent-style-name="Standard">
      <style:text-properties officeooo:rsid="00379400" officeooo:paragraph-rsid="00379400"/>
    </style:style>
    <style:style style:name="P82" style:family="paragraph" style:parent-style-name="Standard" style:master-page-name="">
      <loext:graphic-properties draw:fill="none"/>
      <style:paragraph-properties fo:margin-left="0cm" fo:margin-right="-0.3cm" fo:text-indent="0cm" style:auto-text-indent="false" style:page-number="auto" fo:background-color="transparent"/>
      <style:text-properties fo:color="#ce181e" fo:font-size="16pt" fo:font-weight="bold" officeooo:rsid="002bf96a" officeooo:paragraph-rsid="002bf96a" fo:background-color="#fff200" style:font-weight-asian="bold" style:font-weight-complex="bold"/>
    </style:style>
    <style:style style:name="P83"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85d10" style:font-size-asian="10.5pt" style:font-style-asian="normal" style:font-weight-asian="bold" style:font-size-complex="12pt" style:font-style-complex="normal" style:font-weight-complex="bold"/>
    </style:style>
    <style:style style:name="P8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be9" style:font-size-asian="10.5pt" style:font-style-asian="normal" style:font-weight-asian="bold" style:font-size-complex="12pt" style:font-style-complex="normal" style:font-weight-complex="bold"/>
    </style:style>
    <style:style style:name="P85"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fd2" style:font-size-asian="10.5pt" style:font-style-asian="normal" style:font-weight-asian="bold" style:font-size-complex="12pt" style:font-style-complex="normal" style:font-weight-complex="bold"/>
    </style:style>
    <style:style style:name="P86"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be9" officeooo:paragraph-rsid="00897be9" style:font-size-asian="10.5pt" style:font-style-asian="normal" style:font-weight-asian="bold" style:font-size-complex="12pt" style:font-style-complex="normal" style:font-weight-complex="bold"/>
    </style:style>
    <style:style style:name="P87"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fd2" officeooo:paragraph-rsid="00897fd2" style:font-size-asian="10.5pt" style:font-style-asian="normal" style:font-weight-asian="bold" style:font-size-complex="12pt" style:font-style-complex="normal"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54b2b" officeooo:paragraph-rsid="00854b2b" style:font-size-asian="10.5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743fe" officeooo:paragraph-rsid="008743fe" style:font-size-asian="10.5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97be9" style:font-size-asian="10.5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97fd2" style:font-size-asian="10.5pt" style:font-style-asian="normal" style:font-weight-asian="normal" style:font-size-complex="12pt" style:font-style-complex="normal" style:font-weight-complex="normal"/>
    </style:style>
    <style:style style:name="P94" style:family="paragraph" style:parent-style-name="Standard" style:list-style-name="L1">
      <style:text-properties officeooo:paragraph-rsid="002ab770"/>
    </style:style>
    <style:style style:name="P95" style:family="paragraph" style:parent-style-name="Standard" style:list-style-name="L1">
      <style:text-properties fo:font-weight="normal" officeooo:rsid="002ac0cd" officeooo:paragraph-rsid="002ab770" style:font-weight-asian="normal" style:font-weight-complex="normal"/>
    </style:style>
    <style:style style:name="P96" style:family="paragraph" style:parent-style-name="Standard" style:list-style-name="L2">
      <style:text-properties fo:font-size="12pt" fo:font-weight="normal" officeooo:rsid="002d4548" officeooo:paragraph-rsid="002d4548" style:font-size-asian="10.5pt" style:font-weight-asian="normal" style:font-size-complex="12pt" style:font-weight-complex="normal"/>
    </style:style>
    <style:style style:name="P97" style:family="paragraph" style:parent-style-name="Standard" style:list-style-name="L2">
      <style:text-properties fo:font-size="12pt" fo:font-weight="normal" officeooo:rsid="002eb249" officeooo:paragraph-rsid="002eb249" style:font-size-asian="10.5pt" style:font-weight-asian="normal" style:font-size-complex="12pt" style:font-weight-complex="normal"/>
    </style:style>
    <style:style style:name="P98" style:family="paragraph" style:parent-style-name="Standard" style:list-style-name="L3">
      <style:text-properties fo:font-size="12pt" fo:font-weight="normal" officeooo:rsid="00379400" officeooo:paragraph-rsid="00379400" style:font-size-asian="10.5pt" style:font-weight-asian="normal" style:font-size-complex="12pt" style:font-weight-complex="normal"/>
    </style:style>
    <style:style style:name="P99" style:family="paragraph" style:parent-style-name="Standard" style:list-style-name="L4">
      <style:text-properties fo:font-size="12pt" fo:font-weight="normal" officeooo:rsid="00379400" officeooo:paragraph-rsid="00379400" style:font-size-asian="10.5pt" style:font-weight-asian="normal" style:font-size-complex="12pt" style:font-weight-complex="normal"/>
    </style:style>
    <style:style style:name="P100" style:family="paragraph" style:parent-style-name="Standard" style:list-style-name="L5">
      <style:text-properties fo:font-size="12pt" fo:font-weight="normal" officeooo:rsid="003abeae" officeooo:paragraph-rsid="003abeae" style:font-size-asian="10.5pt" style:font-weight-asian="normal" style:font-size-complex="12pt" style:font-weight-complex="normal"/>
    </style:style>
    <style:style style:name="P101" style:family="paragraph" style:parent-style-name="Standard" style:list-style-name="L5">
      <style:text-properties fo:font-size="12pt" fo:font-weight="normal" officeooo:rsid="003acd95" officeooo:paragraph-rsid="003acd95" style:font-size-asian="10.5pt" style:font-weight-asian="normal" style:font-size-complex="12pt" style:font-weight-complex="normal"/>
    </style:style>
    <style:style style:name="P102" style:family="paragraph" style:parent-style-name="Standard" style:list-style-name="L5">
      <style:text-properties fo:font-size="12pt" fo:font-weight="normal" officeooo:rsid="003bbad1" officeooo:paragraph-rsid="003bbad1" style:font-size-asian="10.5pt" style:font-weight-asian="normal" style:font-size-complex="12pt" style:font-weight-complex="normal"/>
    </style:style>
    <style:style style:name="P103" style:family="paragraph" style:parent-style-name="Standard" style:list-style-name="L6">
      <style:text-properties fo:font-size="12pt" fo:font-weight="normal" officeooo:rsid="003f0dad" officeooo:paragraph-rsid="003f0dad" style:font-size-asian="10.5pt" style:font-weight-asian="normal" style:font-size-complex="12pt" style:font-weight-complex="normal"/>
    </style:style>
    <style:style style:name="P104" style:family="paragraph" style:parent-style-name="Standard" style:list-style-name="L6">
      <style:text-properties fo:font-size="12pt" fo:font-weight="normal" officeooo:rsid="00401a29" officeooo:paragraph-rsid="00401a29" style:font-size-asian="10.5pt" style:font-weight-asian="normal" style:font-size-complex="12pt" style:font-weight-complex="normal"/>
    </style:style>
    <style:style style:name="P105" style:family="paragraph" style:parent-style-name="Standard" style:list-style-name="L6">
      <style:text-properties fo:font-size="12pt" fo:font-weight="normal" officeooo:rsid="00420826" officeooo:paragraph-rsid="00420826" style:font-size-asian="10.5pt" style:font-weight-asian="normal" style:font-size-complex="12pt" style:font-weight-complex="normal"/>
    </style:style>
    <style:style style:name="P106" style:family="paragraph" style:parent-style-name="Standard" style:list-style-name="L7">
      <style:text-properties fo:font-size="12pt" fo:font-weight="normal" officeooo:rsid="004e5a1d" officeooo:paragraph-rsid="004e5a1d" style:font-size-asian="10.5pt" style:font-weight-asian="normal" style:font-size-complex="12pt" style:font-weight-complex="normal"/>
    </style:style>
    <style:style style:name="P107" style:family="paragraph" style:parent-style-name="Standard" style:list-style-name="L8">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108" style:family="paragraph" style:parent-style-name="Standard" style:list-style-name="L8">
      <style:text-properties fo:font-size="12pt" fo:font-style="normal" fo:font-weight="normal" officeooo:rsid="005566b3" officeooo:paragraph-rsid="005566b3" style:font-size-asian="10.5pt" style:font-style-asian="normal" style:font-weight-asian="normal" style:font-size-complex="12pt" style:font-style-complex="normal" style:font-weight-complex="normal"/>
    </style:style>
    <style:style style:name="P109" style:family="paragraph" style:parent-style-name="Standard" style:list-style-name="L8">
      <style:text-properties fo:font-size="12pt" fo:font-style="normal" fo:font-weight="normal" officeooo:rsid="00558980" officeooo:paragraph-rsid="0058a65d" style:font-size-asian="10.5pt" style:font-style-asian="normal" style:font-weight-asian="normal" style:font-size-complex="12pt" style:font-style-complex="normal" style:font-weight-complex="normal"/>
    </style:style>
    <style:style style:name="P110" style:family="paragraph" style:parent-style-name="Standard" style:list-style-name="L8">
      <style:text-properties fo:font-size="12pt" fo:font-style="normal" fo:font-weight="normal" officeooo:rsid="0058a65d" officeooo:paragraph-rsid="0058a65d" style:font-size-asian="10.5pt" style:font-style-asian="normal" style:font-weight-asian="normal" style:font-size-complex="12pt" style:font-style-complex="normal" style:font-weight-complex="normal"/>
    </style:style>
    <style:style style:name="P111" style:family="paragraph" style:parent-style-name="Standard" style:list-style-name="L8">
      <style:text-properties fo:font-size="12pt" fo:font-style="normal" fo:font-weight="normal" officeooo:rsid="0058e361" officeooo:paragraph-rsid="0059e66b" style:font-size-asian="10.5pt" style:font-style-asian="normal" style:font-weight-asian="normal" style:font-size-complex="12pt" style:font-style-complex="normal" style:font-weight-complex="normal"/>
    </style:style>
    <style:style style:name="P112" style:family="paragraph" style:parent-style-name="Standard" style:list-style-name="L9">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113" style:family="paragraph" style:parent-style-name="Standard" style:list-style-name="L9">
      <style:text-properties fo:font-size="12pt" fo:font-style="normal" style:text-underline-style="none" fo:font-weight="normal" officeooo:rsid="0066761a" officeooo:paragraph-rsid="006af676" style:font-size-asian="10.5pt" style:font-style-asian="normal" style:font-weight-asian="normal" style:font-size-complex="12pt" style:font-style-complex="normal" style:font-weight-complex="normal"/>
    </style:style>
    <style:style style:name="P114" style:family="paragraph" style:parent-style-name="Standard" style:list-style-name="L10">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115" style:family="paragraph" style:parent-style-name="Standard" style:list-style-name="L11">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116" style:family="paragraph" style:parent-style-name="Standard" style:list-style-name="L12">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117" style:family="paragraph" style:parent-style-name="Standard" style:list-style-name="L13">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118" style:family="paragraph" style:parent-style-name="Standard" style:list-style-name="L13">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119" style:family="paragraph" style:parent-style-name="Standard" style:list-style-name="L14">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120" style:family="paragraph" style:parent-style-name="Standard" style:list-style-name="L15">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121" style:family="paragraph" style:parent-style-name="Standard" style:list-style-name="L16">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122" style:family="paragraph" style:parent-style-name="Standard" style:list-style-name="L17">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123" style:family="paragraph" style:parent-style-name="Standard" style:list-style-name="L18">
      <loext:graphic-properties draw:fill="none"/>
      <style:paragraph-properties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124" style:family="paragraph" style:parent-style-name="Standard" style:list-style-name="L19">
      <loext:graphic-properties draw:fill="none"/>
      <style:paragraph-properties fo:background-color="transparent"/>
      <style:text-properties fo:font-size="12pt" fo:font-style="normal" style:text-underline-style="none" fo:font-weight="normal" officeooo:rsid="00897be9" officeooo:paragraph-rsid="00897be9" style:font-size-asian="10.5pt" style:font-style-asian="normal" style:font-weight-asian="normal" style:font-size-complex="12pt" style:font-style-complex="normal" style:font-weight-complex="normal"/>
    </style:style>
    <style:style style:name="P125" style:family="paragraph" style:parent-style-name="Standard" style:list-style-name="L20">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126" style:family="paragraph" style:parent-style-name="Standard">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127" style:family="paragraph" style:parent-style-name="Standard" style:list-style-name="L21">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128" style:family="paragraph" style:parent-style-name="Standard">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129" style:family="paragraph" style:parent-style-name="Standard">
      <loext:graphic-properties draw:fill="none"/>
      <style:paragraph-properties fo:background-color="transparent"/>
      <style:text-properties fo:font-size="12pt" fo:font-style="normal" style:text-underline-style="none" fo:font-weight="normal" officeooo:rsid="008e87f7" officeooo:paragraph-rsid="008e87f7" style:font-size-asian="10.5pt" style:font-style-asian="normal" style:font-weight-asian="normal" style:font-size-complex="12pt" style:font-style-complex="normal" style:font-weight-complex="normal"/>
    </style:style>
    <style:style style:name="P130" style:family="paragraph" style:parent-style-name="Standard" style:list-style-name="L9">
      <style:text-properties fo:font-size="12pt" fo:font-style="normal" style:text-underline-style="none" fo:font-weight="bold" officeooo:rsid="00629e25" officeooo:paragraph-rsid="00629e25" style:font-size-asian="10.5pt" style:font-style-asian="normal" style:font-weight-asian="bold" style:font-size-complex="12pt" style:font-style-complex="normal" style:font-weight-complex="bold"/>
    </style:style>
    <style:style style:name="P131" style:family="paragraph" style:parent-style-name="Standard" style:list-style-name="L9">
      <style:text-properties fo:font-size="12pt" fo:font-style="normal" style:text-underline-style="none" fo:font-weight="bold" officeooo:rsid="00629e25" officeooo:paragraph-rsid="006af676" style:font-size-asian="10.5pt" style:font-style-asian="normal" style:font-weight-asian="bold" style:font-size-complex="12pt" style:font-style-complex="normal" style:font-weight-complex="bold"/>
    </style:style>
    <style:style style:name="P132" style:family="paragraph" style:parent-style-name="Standard" style:list-style-name="L9">
      <loext:graphic-properties draw:fill="none"/>
      <style:paragraph-properties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33" style:family="paragraph" style:parent-style-name="Standard" style:list-style-name="L17">
      <loext:graphic-properties draw:fill="none"/>
      <style:paragraph-properties fo:background-color="transparent"/>
      <style:text-properties fo:font-size="12pt" fo:font-style="normal" style:text-underline-style="none" fo:font-weight="bold" officeooo:rsid="008754c3" officeooo:paragraph-rsid="008754c3" style:font-size-asian="10.5pt" style:font-style-asian="normal" style:font-weight-asian="bold" style:font-size-complex="12pt" style:font-style-complex="normal" style:font-weight-complex="bold"/>
    </style:style>
    <style:style style:name="P134" style:family="paragraph" style:parent-style-name="Standard" style:list-style-name="L5">
      <style:text-properties officeooo:rsid="003bbad1" officeooo:paragraph-rsid="003bbad1"/>
    </style:style>
    <style:style style:name="P135" style:family="paragraph" style:parent-style-name="Standard" style:list-style-name="L8">
      <style:text-properties fo:font-weight="bold" officeooo:rsid="005422a8" officeooo:paragraph-rsid="005422a8" style:font-weight-asian="bold" style:font-weight-complex="bold"/>
    </style:style>
    <style:style style:name="P136" style:family="paragraph" style:parent-style-name="Standard" style:list-style-name="L8">
      <style:text-properties fo:font-weight="bold" officeooo:rsid="00558980" officeooo:paragraph-rsid="00558980" style:font-weight-asian="bold" style:font-weight-complex="bold"/>
    </style:style>
    <style:style style:name="P137" style:family="paragraph" style:parent-style-name="Standard" style:list-style-name="L8">
      <style:text-properties fo:font-weight="bold" officeooo:rsid="0058a65d" officeooo:paragraph-rsid="0058a65d" style:font-weight-asian="bold" style:font-weight-complex="bold"/>
    </style:style>
    <style:style style:name="P138" style:family="paragraph" style:parent-style-name="Standard" style:list-style-name="L8">
      <style:text-properties fo:font-weight="bold" officeooo:rsid="0058e361" officeooo:paragraph-rsid="0058e361" style:font-weight-asian="bold" style:font-weight-complex="bold"/>
    </style:style>
    <style:style style:name="P139" style:family="paragraph" style:parent-style-name="Standard">
      <style:text-properties officeooo:paragraph-rsid="008f4164"/>
    </style:style>
    <style:style style:name="P140" style:family="paragraph" style:parent-style-name="Standard" style:list-style-name="L23">
      <style:text-properties officeooo:paragraph-rsid="008f4164"/>
    </style:style>
    <style:style style:name="P141" style:family="paragraph" style:parent-style-name="Standard" style:list-style-name="L24">
      <style:text-properties officeooo:paragraph-rsid="008f4164"/>
    </style:style>
    <style:style style:name="P142" style:family="paragraph" style:parent-style-name="Standard">
      <style:text-properties officeooo:rsid="008f4164" officeooo:paragraph-rsid="008f4164"/>
    </style:style>
    <style:style style:name="P143" style:family="paragraph" style:parent-style-name="Standard" style:list-style-name="L26">
      <style:text-properties officeooo:rsid="008f4164" officeooo:paragraph-rsid="008f4164"/>
    </style:style>
    <style:style style:name="P144" style:family="paragraph" style:parent-style-name="Standard" style:list-style-name="L25">
      <style:text-properties officeooo:paragraph-rsid="008f4164"/>
    </style:style>
    <style:style style:name="P145"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46"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47"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8754c3" style:font-size-asian="10.5pt" style:font-style-asian="normal" style:font-weight-asian="bold" style:font-size-complex="12pt" style:font-style-complex="normal" style:font-weight-complex="bold"/>
    </style:style>
    <style:style style:name="P148"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149"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54b2b" style:font-size-asian="10.5pt" style:font-style-asian="normal" style:font-weight-asian="bold" style:font-size-complex="12pt" style:font-style-complex="normal" style:font-weight-complex="bold"/>
    </style:style>
    <style:style style:name="P150"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51" style:family="paragraph" style:parent-style-name="Table_20_Contents">
      <style:text-properties fo:font-size="12pt" officeooo:rsid="008e87f7" officeooo:paragraph-rsid="008e87f7" style:font-size-asian="10.5pt" style:font-size-complex="12pt"/>
    </style:style>
    <style:style style:name="P152" style:family="paragraph" style:parent-style-name="Table_20_Contents">
      <style:text-properties fo:font-size="12pt" officeooo:paragraph-rsid="008e87f7" style:font-size-asian="10.5pt" style:font-size-complex="12pt"/>
    </style:style>
    <style:style style:name="P153" style:family="paragraph" style:parent-style-name="Table_20_Contents">
      <style:text-properties officeooo:rsid="008f4164" officeooo:paragraph-rsid="008f4164"/>
    </style:style>
    <style:style style:name="T1" style:family="text">
      <style:text-properties officeooo:rsid="001f6b82"/>
    </style:style>
    <style:style style:name="T2" style:family="text">
      <style:text-properties officeooo:rsid="00216130"/>
    </style:style>
    <style:style style:name="T3" style:family="text">
      <style:text-properties officeooo:rsid="00263ec0"/>
    </style:style>
    <style:style style:name="T4" style:family="text">
      <style:text-properties fo:font-weight="normal" style:font-weight-asian="normal" style:font-weight-complex="normal"/>
    </style:style>
    <style:style style:name="T5" style:family="text">
      <style:text-properties fo:font-weight="normal" officeooo:rsid="002ab770" style:font-weight-asian="normal" style:font-weight-complex="normal"/>
    </style:style>
    <style:style style:name="T6" style:family="text">
      <style:text-properties fo:font-weight="normal" officeooo:rsid="002ac0cd" style:font-weight-asian="normal" style:font-weight-complex="normal"/>
    </style:style>
    <style:style style:name="T7" style:family="text">
      <style:text-properties fo:font-weight="normal" officeooo:rsid="002bee24" style:font-weight-asian="normal" style:font-weight-complex="normal"/>
    </style:style>
    <style:style style:name="T8" style:family="text">
      <style:text-properties fo:font-weight="normal" officeooo:rsid="005a76d3" style:font-weight-asian="normal" style:font-weight-complex="normal"/>
    </style:style>
    <style:style style:name="T9" style:family="text">
      <style:text-properties fo:font-weight="normal" officeooo:rsid="005b3108" style:font-weight-asian="normal" style:font-weight-complex="normal"/>
    </style:style>
    <style:style style:name="T10" style:family="text">
      <style:text-properties fo:font-weight="normal" officeooo:rsid="005cfc20" style:font-weight-asian="normal" style:font-weight-complex="normal"/>
    </style:style>
    <style:style style:name="T11" style:family="text">
      <style:text-properties fo:font-weight="normal" officeooo:rsid="006489e2" style:font-weight-asian="normal" style:font-weight-complex="normal"/>
    </style:style>
    <style:style style:name="T12" style:family="text">
      <style:text-properties fo:font-weight="normal" officeooo:rsid="0064b87c" style:font-weight-asian="normal" style:font-weight-complex="normal"/>
    </style:style>
    <style:style style:name="T13" style:family="text">
      <style:text-properties fo:font-weight="normal" officeooo:rsid="00657f48" style:font-weight-asian="normal" style:font-weight-complex="normal"/>
    </style:style>
    <style:style style:name="T14" style:family="text">
      <style:text-properties fo:font-weight="normal" officeooo:rsid="0066761a" style:font-weight-asian="normal" style:font-weight-complex="normal"/>
    </style:style>
    <style:style style:name="T15" style:family="text">
      <style:text-properties fo:font-weight="normal" officeooo:rsid="006b58e7" style:font-weight-asian="normal" style:font-weight-complex="normal"/>
    </style:style>
    <style:style style:name="T16" style:family="text">
      <style:text-properties fo:font-weight="normal" officeooo:rsid="006cbdc0" style:font-weight-asian="normal" style:font-weight-complex="normal"/>
    </style:style>
    <style:style style:name="T17" style:family="text">
      <style:text-properties fo:font-weight="normal" officeooo:rsid="00836f78" style:font-weight-asian="normal" style:font-weight-complex="normal"/>
    </style:style>
    <style:style style:name="T18" style:family="text">
      <style:text-properties fo:font-weight="normal" officeooo:rsid="00854b2b" style:font-weight-asian="normal" style:font-weight-complex="normal"/>
    </style:style>
    <style:style style:name="T19" style:family="text">
      <style:text-properties fo:font-weight="normal" officeooo:rsid="00885d10" style:font-weight-asian="normal" style:font-weight-complex="normal"/>
    </style:style>
    <style:style style:name="T20" style:family="text">
      <style:text-properties fo:font-weight="normal" officeooo:rsid="00897be9" style:font-weight-asian="normal" style:font-weight-complex="normal"/>
    </style:style>
    <style:style style:name="T21" style:family="text">
      <style:text-properties fo:font-weight="normal" officeooo:rsid="00897fd2"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ac0cd" style:font-weight-asian="bold" style:font-weight-complex="bold"/>
    </style:style>
    <style:style style:name="T24" style:family="text">
      <style:text-properties fo:font-weight="bold" officeooo:rsid="002bee24" style:font-weight-asian="bold" style:font-weight-complex="bold"/>
    </style:style>
    <style:style style:name="T25" style:family="text">
      <style:text-properties fo:font-weight="bold" officeooo:rsid="002bf96a" style:font-weight-asian="bold" style:font-weight-complex="bold"/>
    </style:style>
    <style:style style:name="T26" style:family="text">
      <style:text-properties fo:font-weight="bold" officeooo:rsid="003772d4" style:font-weight-asian="bold" style:font-weight-complex="bold"/>
    </style:style>
    <style:style style:name="T27" style:family="text">
      <style:text-properties fo:font-weight="bold" officeooo:rsid="00836f78" style:font-weight-asian="bold" style:font-weight-complex="bold"/>
    </style:style>
    <style:style style:name="T28" style:family="text">
      <style:text-properties fo:font-style="normal" style:text-underline-style="none" fo:font-weight="normal" officeooo:rsid="002ac0cd" style:font-style-asian="normal" style:font-weight-asian="normal" style:font-style-complex="normal" style:font-weight-complex="normal"/>
    </style:style>
    <style:style style:name="T29" style:family="text">
      <style:text-properties fo:font-style="normal" style:text-underline-style="none" fo:font-weight="bold" officeooo:rsid="002ac0cd" style:font-style-asian="normal" style:font-weight-asian="bold" style:font-style-complex="normal" style:font-weight-complex="bold"/>
    </style:style>
    <style:style style:name="T30" style:family="text">
      <style:text-properties officeooo:rsid="0036c746"/>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3907f5" style:font-size-asian="10.5pt" style:font-weight-asian="normal" style:font-size-complex="12pt" style:font-weight-complex="normal"/>
    </style:style>
    <style:style style:name="T33" style:family="text">
      <style:text-properties fo:font-size="12pt" fo:font-weight="normal" officeooo:rsid="003acd95" style:font-size-asian="10.5pt" style:font-weight-asian="normal" style:font-size-complex="12pt" style:font-weight-complex="normal"/>
    </style:style>
    <style:style style:name="T3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font-size-asian="10.5pt" style:font-style-asian="normal" style:font-size-complex="12pt" style:font-style-complex="normal"/>
    </style:style>
    <style:style style:name="T36" style:family="text">
      <style:text-properties fo:font-size="12pt" fo:font-style="normal" officeooo:rsid="0053b233" style:font-size-asian="10.5pt" style:font-style-asian="normal" style:font-size-complex="12pt" style:font-style-complex="normal"/>
    </style:style>
    <style:style style:name="T37" style:family="text">
      <style:text-properties officeooo:rsid="004c8150"/>
    </style:style>
    <style:style style:name="T38" style:family="text">
      <style:text-properties officeooo:rsid="004e5a1d"/>
    </style:style>
    <style:style style:name="T39" style:family="text">
      <style:text-properties officeooo:rsid="005b3108"/>
    </style:style>
    <style:style style:name="T40" style:family="text">
      <style:text-properties officeooo:rsid="005cfc20"/>
    </style:style>
    <style:style style:name="T41" style:family="text">
      <style:text-properties officeooo:rsid="006489e2"/>
    </style:style>
    <style:style style:name="T42" style:family="text">
      <style:text-properties officeooo:rsid="0064b87c"/>
    </style:style>
    <style:style style:name="T43" style:family="text">
      <style:text-properties officeooo:rsid="00657f48"/>
    </style:style>
    <style:style style:name="T44" style:family="text">
      <style:text-properties officeooo:rsid="0066761a"/>
    </style:style>
    <style:style style:name="T45" style:family="text">
      <style:text-properties style:text-underline-style="solid" style:text-underline-width="auto" style:text-underline-color="font-color"/>
    </style:style>
    <style:style style:name="T46" style:family="text">
      <style:text-properties officeooo:rsid="0078c306"/>
    </style:style>
    <style:style style:name="T47" style:family="text">
      <style:text-properties officeooo:rsid="007bef06"/>
    </style:style>
    <style:style style:name="T48" style:family="text">
      <style:text-properties officeooo:rsid="007eff76"/>
    </style:style>
    <style:style style:name="T49" style:family="text">
      <style:text-properties officeooo:rsid="008e87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ESDE AQUÍ ENTRA</text:p>
      <text:p text:style-name="P3"/>
      <text:p text:style-name="P3"><text:tab/>2.3.2. RTF</text:p>
      <text:p text:style-name="P6"/>
      <text:p text:style-name="P6">RTF (Rich Text Format) es un lenguaje ideado por Microsoft en 1987 para producir documentos de texto que incluyen anotaciones de formato.</text:p>
      <text:p text:style-name="P6"/>
      <text:p text:style-name="P1">2.3.3. PostScript</text:p>
      <text:p text:style-name="P7"/>
      <text:p text:style-name="P7">Se trata de un lenguaje de descripción de páginas. Es el lenguaje más utilizado para la creación de documentos a nivel profesional. Permite crear documentos en los que se dan indicaciones de cómo <text:s/>mostrar información en el dispositivo final. Incluye tratamiento para textos, tipos de letra, pixeles individuales y formas vectoriales.</text:p>
      <text:p text:style-name="P7"/>
      <text:p text:style-name="P1">2.3.4. <text:span text:style-name="T1">HTML</text:span></text:p>
      <text:p text:style-name="P1"/>
      <text:p text:style-name="P8">HyperText Markup Language <text:span text:style-name="T2">se creó para el tratamiento de documentos digitales con capacidades de hipertexto.</text:span></text:p>
      <text:p text:style-name="P8"/>
      <text:p text:style-name="P2">2.3.5. XML</text:p>
      <text:p text:style-name="P2"/>
      <text:p text:style-name="P9">Es un subconjunto de <text:span text:style-name="T3">SGML. Permite definir lenguajes de marcado con sintaxis más estricta y según ciertas restricciones.</text:span></text:p>
      <text:p text:style-name="P7"/>
      <text:p text:style-name="P10">2.4 Clasificación de lenguajes de marcas</text:p>
      <text:p text:style-name="P10"/>
      <text:p text:style-name="P10">Los lenguajes de marcas se clasifican en:</text:p>
      <text:list xml:id="list4291023606" text:style-name="L1">
        <text:list-item>
          <text:p text:style-name="P94"><text:span text:style-name="T5">Orientados a presentación: </text:span><text:span text:style-name="T6">Se indica el formato del texto sin especificar su estructura. </text:span><text:span text:style-name="T29">Ej: Poner en negrita, subrayado.</text:span><text:span text:style-name="T28"> Lenguajes: HTML, LaTeX.</text:span></text:p>
        </text:list-item>
      </text:list>
      <text:p text:style-name="P80"/>
      <text:list xml:id="list120424642195662" text:continue-numbering="true" text:style-name="L1">
        <text:list-item>
          <text:p text:style-name="P94"><text:span text:style-name="T5">Orientados a la descripción: </text:span><text:span text:style-name="T6">Se utilizan etiquetas para describir los fragmentos del texto pero sin especificar como deben ser </text:span><text:span text:style-name="T5"><text:s/></text:span><text:span text:style-name="T6">representados. Indican una semántica de contenido que resulta muy útil para representar datos. </text:span><text:span text:style-name="T23">Ej: </text:span><text:span text:style-name="T24">Tablas.</text:span><text:span text:style-name="T7"> </text:span><text:span text:style-name="T6">Lenguajes: </text:span><text:span text:style-name="T7">SGML, XML</text:span></text:p>
          <text:p text:style-name="P95"/>
        </text:list-item>
        <text:list-item>
          <text:p text:style-name="P94"><text:span text:style-name="T5">Orientados a procedimientos: </text:span><text:span text:style-name="T7">Son lenguajes en los que el texto de marcado se interpreta como órdenes a seguir y el fichero contiene un conjunto de instrucciones a realizar con el texto. </text:span><text:span text:style-name="T23">Lenguajes: </text:span><text:span text:style-name="T25">LaTeX (Orientado a presentación y procedimiento)</text:span></text:p>
        </text:list-item>
      </text:list>
      <text:p text:style-name="P13"/>
      <text:p text:style-name="P13"/>
      <text:p text:style-name="P12"><text:span text:style-name="T25">T</text:span><text:span text:style-name="T22">EMA 3. HTML</text:span></text:p>
      <text:p text:style-name="P29"/>
      <text:p text:style-name="P29">3.1 <text:span text:style-name="T30">INTRODUCCIÓN</text:span></text:p>
      <text:list xml:id="list1122006907" text:style-name="L2">
        <text:list-header>
          <text:p text:style-name="P96"/>
        </text:list-header>
        <text:list-item>
          <text:p text:style-name="P96">1993: HTML (HyperText Markup Language) Primera versión de HTML, no estandarizada. Permitía el uso de párrafos, cabeceras, saltos de linea, listas, etc. Se fueron añadiendo: negrita, formularios…</text:p>
          <text:p text:style-name="P96"/>
        </text:list-item>
        <text:list-item>
          <text:p text:style-name="P96">1995: HTML 2.0 publicado como estándar. Define elementos de formularios: INPUT, SELECT. También contiene enlaces, cabeceras, etc.</text:p>
          <text:p text:style-name="P96"><text:soft-page-break/></text:p>
        </text:list-item>
        <text:list-item>
          <text:p text:style-name="P97">1997: HTML 3.2 publicada por W3C (WWWC - World Wide Web Consortium) Incluye scripts y hojas de estilo (CSS).</text:p>
          <text:p text:style-name="P97"/>
        </text:list-item>
        <text:list-item>
          <text:p text:style-name="P97">1998: HTML 4.0 publicado por la W3C. Incluye etiquetas nuevas para CSS: div, span.</text:p>
          <text:p text:style-name="P97"/>
        </text:list-item>
        <text:list-item>
          <text:p text:style-name="P97">1999: HTML 4.1 publicado por W3C. </text:p>
          <text:p text:style-name="P97"/>
        </text:list-item>
        <text:list-item>
          <text:p text:style-name="P97">2010: HTML 5. Web Semántica</text:p>
        </text:list-item>
      </text:list>
      <text:p text:style-name="P16"/>
      <text:p text:style-name="P30">3.2 ENTORNOS WEB</text:p>
      <text:p text:style-name="P17">(Transparencias)</text:p>
      <text:p text:style-name="P17"/>
      <text:p text:style-name="P17"><text:span text:style-name="T22">3.3</text:span> <text:span text:style-name="T26">CARACTERÍSTICAS HTML</text:span></text:p>
      <text:p text:style-name="P18">(Transparencias)</text:p>
      <text:p text:style-name="P18"/>
      <text:p text:style-name="P31">3.4 SINTAXIS HTML</text:p>
      <text:p text:style-name="P18">HTML basa la sintaxis en etiquetas (paradigma)</text:p>
      <text:p text:style-name="P18"/>
      <text:p text:style-name="P32">3.4.1 Etiqueta</text:p>
      <text:p text:style-name="P19">Se compone de dos partes:</text:p>
      <text:list xml:id="list1819977975" text:style-name="L3">
        <text:list-item>
          <text:p text:style-name="P98">Apertura: De forma general</text:p>
        </text:list-item>
      </text:list>
      <text:p text:style-name="P19"><text:tab/><text:tab/>&lt;etiqueta&gt;</text:p>
      <text:p text:style-name="P19"><text:tab/>Dentro de una etiqueta de apertura pueden especificarse atributos entre comillas como:</text:p>
      <text:p text:style-name="P19"><text:tab/><text:tab/>&lt;etiqueta atrib1= “valor1”</text:p>
      <text:p text:style-name="P19"><text:tab/><text:tab/><text:tab/> <text:s text:c="3"/>atrib1= “valor1”...&gt;</text:p>
      <text:p text:style-name="P19">Un atributo especifica un parámetro que modifica el comportamiento de la etiqueta.</text:p>
      <text:list xml:id="list3617723796" text:style-name="L4">
        <text:list-item>
          <text:p text:style-name="P99">Cierre: De forma general</text:p>
          <text:list>
            <text:list-item>
              <text:list>
                <text:list-header>
                  <text:p text:style-name="P99">&lt;/etiqueta&gt;</text:p>
                </text:list-header>
              </text:list>
            </text:list-item>
          </text:list>
        </text:list-item>
      </text:list>
      <text:p text:style-name="P81"><text:span text:style-name="T31"><text:tab/></text:span><text:span text:style-name="T32">Algunas etiquetas no necesitan etiqueta de cierra ya que son autocontenidas.</text:span></text:p>
      <text:p text:style-name="P20"/>
      <text:p text:style-name="P21">Una etiqueta puede ser:</text:p>
      <text:list xml:id="list2895234065" text:style-name="L5">
        <text:list-item>
          <text:p text:style-name="P100">Vacía: No contiene elementos dentro de la apertura y cierre. Se utilizan para saltos de línea, líneas horizontales, etc.</text:p>
          <text:p text:style-name="P100">&lt;etiqueta&gt; o &lt;etiqueta/&gt;</text:p>
          <text:p text:style-name="P100">Ej.</text:p>
          <text:list>
            <text:list-header>
              <text:p text:style-name="P100">&lt;br&gt; o &lt;br/&gt;</text:p>
            </text:list-header>
          </text:list>
        </text:list-item>
      </text:list>
      <text:p text:style-name="P21"/>
      <text:list xml:id="list120424385360872" text:continue-numbering="true" text:style-name="L5">
        <text:list-item>
          <text:p text:style-name="P101">Contenedora: Consta de una etiqueta de apertura y una etiqueta de cierre. Todo lo que se incluye dentro de la etiqueta contenedora está sujeto al formato indicado por la etiqueta. La mayoría de etiquetas de HTML pueden contener a su vez otras etiquetas que pueden ser vacías o contenedoras.</text:p>
          <text:list>
            <text:list-header>
              <text:p text:style-name="P134"><text:span text:style-name="T33">&lt;</text:span><text:span text:style-name="T31">etiqueta&gt;</text:span></text:p>
              <text:p text:style-name="P102">Bloque</text:p>
              <text:p text:style-name="P102">&lt;/etiqueta&gt;</text:p>
            </text:list-header>
          </text:list>
        </text:list-item>
      </text:list>
      <text:p text:style-name="P22"/>
      <text:p text:style-name="P33">3.4.2 Atributos</text:p>
      <text:p text:style-name="P23">Las etiquetas de un documento HTML pueden contener atributos que son una serie de valores que harán que los efectos que producen las etiquetas varíen, ya sean colores, alineación, estilos, etc. Los atributos se especifican:</text:p>
      <text:p text:style-name="P23"><text:soft-page-break/>&lt;etiqueta atributo1=”valor1” atributo2=”valor2”&gt;</text:p>
      <text:p text:style-name="P23">Bloque de la etiquetas&lt;/etiqueta&gt;</text:p>
      <text:p text:style-name="P23"/>
      <text:p text:style-name="P23">Ej.</text:p>
      <text:p text:style-name="P23">&lt;p align = “center”&gt;</text:p>
      <text:p text:style-name="P23">Texto centrado</text:p>
      <text:p text:style-name="P23">&lt;/p&gt;</text:p>
      <text:p text:style-name="P23"/>
      <text:p text:style-name="P34">3.4.3 Consideraciones sobre HTML</text:p>
      <text:list xml:id="list1289114155" text:style-name="L6">
        <text:list-item>
          <text:p text:style-name="P103">No es sensible a mayúsculas y minúsculas en los nombres de las etiquetas (case sensitive).</text:p>
          <text:p text:style-name="P104">&lt;html&gt; = &lt;HTML&gt; = &lt;Html&gt; = &lt;HtMl&gt; = &lt;hTmL&gt;</text:p>
          <text:p text:style-name="P104"/>
        </text:list-item>
        <text:list-item>
          <text:p text:style-name="P105">Es importante mantener la anidación correcta de las etiquetas. Cerrar las etiquetas en orden contrario al abierto y utilizar tabulaciones adecuadas. </text:p>
        </text:list-item>
      </text:list>
      <text:p text:style-name="P24"/>
      <text:p text:style-name="P35">3.5. ESTRUCTURA DE UN DOCUMENTO HTML</text:p>
      <text:p text:style-name="P25">&lt;html&gt;</text:p>
      <text:p text:style-name="P25">&lt;head&gt;</text:p>
      <text:p text:style-name="P25">&lt;/head&gt;</text:p>
      <text:p text:style-name="P25">&lt;body&gt;</text:p>
      <text:p text:style-name="P25">&lt;/body&gt;</text:p>
      <text:p text:style-name="P25">&lt;/html&gt;</text:p>
      <text:p text:style-name="P25"/>
      <text:p text:style-name="P25">- <text:span text:style-name="T37">html: Indica un tipo de documento HTML.</text:span></text:p>
      <text:p text:style-name="P25">- <text:span text:style-name="T37">head: Contiene la información del documento HTML, que no se representa en la ventana del navegador.</text:span></text:p>
      <text:p text:style-name="P25">- <text:span text:style-name="T37">body: Contiene la información visible del documento por el navegador.</text:span></text:p>
      <text:p text:style-name="P25"/>
      <text:p text:style-name="P26">La etiqueta html indica la versión del documento que se está utilizando. Esta versión determina la sintaxis y estructura de todos los elementos que se usan en el documento HTML. Este documento de definición se llama DTD (Data Type Definition – <text:span text:style-name="T38">Definición del Tipo de Documento</text:span>).</text:p>
      <text:p text:style-name="P26"/>
      <text:p text:style-name="P27">Para indicar el tipo de documento:</text:p>
      <text:p text:style-name="P27"/>
      <text:p text:style-name="P27">&lt;!DOCTYPE HTML PUBLIC [fpi] [url_dtd]&gt;</text:p>
      <text:p text:style-name="P27"/>
      <text:p text:style-name="P27">Dónde:</text:p>
      <text:list xml:id="list794302465" text:style-name="L7">
        <text:list-item>
          <text:p text:style-name="P106">fpi: Indica el identificador Público de Formato (Format Public Identifier).</text:p>
        </text:list-item>
        <text:list-item>
          <text:p text:style-name="P106">url_dtd: Ubicación del fichero que contiene la DTD que indica el formato.</text:p>
        </text:list-item>
      </text:list>
      <text:p text:style-name="P27"/>
      <text:p text:style-name="P28">Hay 3 tipos de HTML 4.01</text:p>
      <text:p text:style-name="P28">Y hay 1 de HTML 5</text:p>
      <text:p text:style-name="P28"/>
      <text:p text:style-name="P36">3.6 ETIQUETAS DE HEAD</text:p>
      <text:p text:style-name="P28"/>
      <text:p text:style-name="P36">3.6.1 Comentarios</text:p>
      <text:p text:style-name="P28">Los comentarios son líneas que el intérprete omite y que se utilizan para ayudar a la claridad del código del documento.</text:p>
      <text:p text:style-name="P28"/>
      <text:p text:style-name="P4"><text:span text:style-name="T31">&lt;!-- Comentario → </text:span><text:span text:style-name="T34">/* dfgyrt */</text:span></text:p>
      <text:p text:style-name="P37"><text:soft-page-break/></text:p>
      <text:p text:style-name="P39">3.6.2 Title</text:p>
      <text:p text:style-name="P11"><text:span text:style-name="T35">Define el título del documento que aparecerá en la barra superior del navegador. </text:span><text:span text:style-name="T36">También aparecerá como nombre al agregar la página a favoritos y se utilizará como índice para los motores de búsqueda.</text:span></text:p>
      <text:p text:style-name="P5"><text:span text:style-name="T36">3.</text:span><text:span text:style-name="T35">6.3. Meta</text:span></text:p>
      <text:p text:style-name="P38">Información sobre la página que utilizarán los navegadores. Mediante meta se pueden especificar distinta información no visible que el navegador utiliza para identificar la página.</text:p>
      <text:p text:style-name="P38">Opciones:</text:p>
      <text:list xml:id="list767090564" text:style-name="L8">
        <text:list-item>
          <text:p text:style-name="P135"><text:span text:style-name="T35">charset:</text:span><text:span text:style-name="T34"> Juego de caracteres empleado.</text:span></text:p>
          <text:list>
            <text:list-header>
              <text:p text:style-name="P107">Valores permitidos: utf-8, iso-8859-1</text:p>
              <text:p text:style-name="P108">&lt;meta charset=”utf-8” /&gt;</text:p>
            </text:list-header>
          </text:list>
        </text:list-item>
        <text:list-item>
          <text:p text:style-name="P136"><text:span text:style-name="T35">name: </text:span><text:span text:style-name="T34">Especifica valores de la página no visibles empleados por los motores de búsqueda para indexar la página. Un atributo name se asocia a un atributo content con el valor asociado.</text:span></text:p>
        </text:list-item>
        <text:list-item>
          <text:p text:style-name="P109">&lt;meta name=”nombre” content=”valor”/&gt;</text:p>
          <text:list>
            <text:list-header>
              <text:p text:style-name="P110">Valores más usados en name:</text:p>
            </text:list-header>
            <text:list-item>
              <text:p text:style-name="P137"><text:span text:style-name="T35">Author:</text:span><text:span text:style-name="T34"> Autor de la página.</text:span></text:p>
            </text:list-item>
            <text:list-item>
              <text:p text:style-name="P137"><text:span text:style-name="T35">Description: </text:span><text:span text:style-name="T34">Descripción página.</text:span></text:p>
            </text:list-item>
            <text:list-item>
              <text:p text:style-name="P137"><text:span text:style-name="T35">Keywords:</text:span><text:span text:style-name="T34"> Palabras clave que definen la página.</text:span></text:p>
            </text:list-item>
            <text:list-item>
              <text:p text:style-name="P137"><text:span text:style-name="T35">Generator: </text:span><text:span text:style-name="T34">Tecnología empleada en el desarrollo.</text:span></text:p>
            </text:list-item>
          </text:list>
        </text:list-item>
        <text:list-item>
          <text:p text:style-name="P138"><text:span text:style-name="T35">Http-equiv: </text:span><text:span text:style-name="T34">cabeceras de información de la página. Un atributo http-equiv va asociado a un atributo content.</text:span></text:p>
        </text:list-item>
        <text:list-item>
          <text:p text:style-name="P111">&lt;meta http-equiv=”nombre” </text:p>
          <text:list>
            <text:list-item>
              <text:list>
                <text:list-header>
                  <text:p text:style-name="P111">content=”valor”/&gt;</text:p>
                </text:list-header>
              </text:list>
            </text:list-item>
          </text:list>
        </text:list-item>
      </text:list>
      <text:p text:style-name="P40">Los posibles valores de nombre son:</text:p>
      <text:p text:style-name="P76">- content-type: <text:span text:style-name="T8">Especifica el juego de caracteres utilizado en el documento.</text:span></text:p>
      <text:p text:style-name="P41">(HTML 5 &lt;meta charset=”utf-8”&gt;).</text:p>
      <text:p text:style-name="P41"/>
      <text:p text:style-name="P41">HTML 4.01</text:p>
      <text:p text:style-name="P41">&lt;meta http-equiv=”content-type”</text:p>
      <text:p text:style-name="P41"><text:tab/>content=”text/html; charset=UTF-8”/&gt;</text:p>
      <text:p text:style-name="P77">- <text:span text:style-name="T39">refresh: </text:span><text:span text:style-name="T9">Intervalo de tiempo en segundos para la recarga automatica de la pagina.</text:span></text:p>
      <text:p text:style-name="P42"/>
      <text:p text:style-name="P43">&lt;meta http-equiv=”refresh” </text:p>
      <text:p text:style-name="P43"><text:tab/>content=”3”/&gt;</text:p>
      <text:p text:style-name="P44"/>
      <text:p text:style-name="P78">- <text:span text:style-name="T40">default-style: </text:span><text:span text:style-name="T10">Indica la hoja de estilos (css) que se usará por defecto en el documento.</text:span></text:p>
      <text:p text:style-name="P45"/>
      <text:p text:style-name="P46">&lt;meta http-equiv=”default-style” </text:p>
      <text:p text:style-name="P46"><text:tab/>content=”NombreDeHoja”/&gt;</text:p>
      <text:p text:style-name="P47">&lt;link rel="stylesheet" </text:p>
      <text:p text:style-name="P47"><text:tab/>type="text/css" </text:p>
      <text:p text:style-name="P47"><text:tab/>href="estiloRojo.css" </text:p>
      <text:p text:style-name="P47"><text:tab/>title="HojaRojo"&gt;&gt;</text:p>
      <text:p text:style-name="P46"/>
      <text:p text:style-name="P79">3.6.3 Base</text:p>
      <text:p text:style-name="P48">Especifica la dirección URL para todas las direcciones relativas existentes en el documento. Sólo puede haber una etiqueta base en un documento HTML.</text:p>
      <text:p text:style-name="P48"/>
      <text:p text:style-name="P48"><text:soft-page-break/>&lt;base href=”RutaRelativa”</text:p>
      <text:p text:style-name="P48"><text:tab/>target=”ModoEnlace”/&gt;</text:p>
      <text:p text:style-name="P49">Dónde: </text:p>
      <text:list xml:id="list2208227099" text:style-name="L9">
        <text:list-item>
          <text:p text:style-name="P112"><text:span text:style-name="T22">RutaRelativa: </text:span>Ruta para los elementos del documento.</text:p>
        </text:list-item>
        <text:list-item>
          <text:p text:style-name="P130">ModoEnlace: <text:span text:style-name="T11">Especifica el modo de apertura de un enlace del documento (los enlkaces se hacen con la etiqueta &lt;a&gt;).</text:span></text:p>
          <text:list>
            <text:list-item>
              <text:p text:style-name="P130"><text:span text:style-name="T41">_blank:</text:span><text:span text:style-name="T12"> Abre el enlace en una ventana o pestaña nueva.</text:span></text:p>
            </text:list-item>
            <text:list-item>
              <text:p text:style-name="P130"><text:span text:style-name="T42">_parent: </text:span><text:span text:style-name="T13">Abre el enlace en el marco padre que lo contiene.</text:span></text:p>
            </text:list-item>
            <text:list-item>
              <text:p text:style-name="P130">_<text:span text:style-name="T43">self</text:span>:<text:span text:style-name="T4"> </text:span><text:span text:style-name="T13">Abre el enlace en el mismo documento que lo llama, esta opción es la que está por defecto.</text:span></text:p>
            </text:list-item>
            <text:list-item>
              <text:p text:style-name="P131">_<text:span text:style-name="T44">top:</text:span><text:span text:style-name="T14"> Abre el enlace en el cuerpo que contiene al marco. </text:span></text:p>
              <text:p text:style-name="P113"/>
            </text:list-item>
          </text:list>
          <text:p text:style-name="P145">3.6.4. Link</text:p>
          <text:p text:style-name="P148">Define un enlace entre el documento actual y un fichero externo.</text:p>
          <text:list>
            <text:list-item>
              <text:list>
                <text:list-item>
                  <text:list>
                    <text:list-item>
                      <text:list>
                        <text:list-item>
                          <text:list>
                            <text:list-item>
                              <text:list>
                                <text:list-item>
                                  <text:list>
                                    <text:list-item>
                                      <text:list>
                                        <text:list-header>
                                          <text:p text:style-name="P148"><text:s/><text:tab/>&lt;link href=”nombreFichero”</text:p>
                                        </text:list-header>
                                      </text:list>
                                    </text:list-item>
                                  </text:list>
                                </text:list-item>
                              </text:list>
                            </text:list-item>
                          </text:list>
                        </text:list-item>
                      </text:list>
                    </text:list-item>
                  </text:list>
                </text:list-item>
              </text:list>
              <text:p text:style-name="P148"><text:s/><text:tab/>rel=”claseFichero”</text:p>
              <text:list>
                <text:list-item>
                  <text:list>
                    <text:list-item>
                      <text:list>
                        <text:list-item>
                          <text:list>
                            <text:list-header>
                              <text:p text:style-name="P148"><text:s/><text:tab/>type=”tipoFichero”/&gt;</text:p>
                              <text:p text:style-name="P148">Dónde:</text:p>
                            </text:list-header>
                          </text:list>
                        </text:list-item>
                      </text:list>
                    </text:list-item>
                  </text:list>
                </text:list-item>
              </text:list>
            </text:list-item>
          </text:list>
        </text:list-item>
        <text:list-item>
          <text:p text:style-name="P132">nombreFichero: <text:span text:style-name="T4">Ubicación actual del fichero.</text:span></text:p>
        </text:list-item>
        <text:list-item>
          <text:p text:style-name="P132">claseFichero:<text:span text:style-name="T4"> Especifica la clase del fichero: </text:span><text:span text:style-name="T15">external, stylesheet, icon, archives,...</text:span></text:p>
        </text:list-item>
        <text:list-item>
          <text:p text:style-name="P132">tipoFichero:<text:span text:style-name="T4"> Tipo de fichero al que se hace referencia según InterMediaTypes: </text:span><text:span text:style-name="T15">text/css, text/xml, text/html, text/jaavscript, </text:span><text:span text:style-name="T16">image/x-icon</text:span><text:span text:style-name="T15">.</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1">4.3 Aplicación de distintas reglas.</text:p>
      <text:p text:style-name="P51"/>
      <text:p text:style-name="P51">Las reglas CSS tienen un orden de prioridad que depende tanto de la ubicación como de los atributos posibles. La prioridad se aplica a los siguientes casos:</text:p>
      <text:p text:style-name="P51"/>
      <text:p text:style-name="P51">4.3.1 Prioridad según el orden de las reglas.</text:p>
      <text:p text:style-name="P51">Cuando se especifican diferentes reglas con un mismo selector, tiene preferencia la última regla definida.</text:p>
      <text:p text:style-name="P51"><text:tab/>ej.<text:tab/>Fichero HTML → incluir 2 CSS</text:p>
      <text:p text:style-name="P51"><text:tab/>ej.<text:tab/>Fichero HTML → &lt;Style&gt;</text:p>
      <text:p text:style-name="P51"><text:tab/><text:tab/><text:tab/><text:tab/> <text:s text:c="7"/>Incluir CSS</text:p>
      <text:p text:style-name="P52"/>
      <text:p text:style-name="P52">4.3.2 Prioridad según el atributo HTML – regla CSS</text:p>
      <text:p text:style-name="P52">Si se define una caracteristica mediante un atributo HTML y mediante una regla CSS, tiene preferencia la regla CSS.</text:p>
      <text:p text:style-name="P52"><text:tab/>Ej.<text:tab/>body (bgcolor) – CSS background-color</text:p>
      <text:p text:style-name="P52"/>
      <text:p text:style-name="P53">4.3.3 Prioridad entre etiquetas HTML anidadas.</text:p>
      <text:p text:style-name="P53">Cuando se escriben etiquetas HTML en documento suelen aparecer unas dentro de otras con cierto nivel de anidación:</text:p>
      <text:p text:style-name="P53"><text:tab/>&lt;body&gt;</text:p>
      <text:p text:style-name="P53"><text:tab/><text:tab/>&lt;<text:span text:style-name="T45"> </text:span>p&gt;</text:p>
      <text:p text:style-name="P53"><text:tab/><text:tab/>Hola &lt;b&gt; en negrita &lt;/b&gt; y a demas &lt;span&gt; un elemento &lt;/span&gt;</text:p>
      <text:p text:style-name="P53"><text:tab/><text:tab/>&lt;/p&gt;</text:p>
      <text:p text:style-name="P53"><text:tab/> <text:s text:c="2"/>&lt;span&gt; Otro elemento &lt;/span&gt;</text:p>
      <text:p text:style-name="P53"><text:tab/>&lt;/body&gt;</text:p>
      <text:p text:style-name="P53"/>
      <text:p text:style-name="P54">Los estilos entre etiquetas anidadas pueden crearse:</text:p>
      <text:list xml:id="list1906810902" text:style-name="L10">
        <text:list-item>
          <text:p text:style-name="P114">Heredados: Los estilos que se definen en una etiqueta HTML se heredan por todas las etiquetas anidadas en la etiqueta (heredadas en las etiquetas hijas).</text:p>
        </text:list-item>
        <text:list-item>
          <text:p text:style-name="P114">Sobreescritura de heredados (override): <text:s/>Al definir un estilo en una etiqueta padre, el mismo estilo puede sobreescribirse en la etiqueta hija. Es decir, el estilo es heredable y se puede modificar mediante la sobreescritura.</text:p>
        </text:list-item>
      </text:list>
      <text:p text:style-name="P54"/>
      <text:p text:style-name="P55">4.4 Búsqueda de reglas (selectores)</text:p>
      <text:p text:style-name="P55">Un selector es un patrón de busqueda que determina qué elmento es el destinatario de una regla. Una misma regla se puede aplicar sobre varios selectores y un mismo selector puede aparecer en varias reglas.</text:p>
      <text:p text:style-name="P55"/>
      <text:p text:style-name="P55">Selector</text:p>
      <text:p text:style-name="P55">{</text:p>
      <text:p text:style-name="P55"><text:soft-page-break/>regla</text:p>
      <text:p text:style-name="P55">}</text:p>
      <text:p text:style-name="P55"/>
      <text:p text:style-name="P56">Los selectores en CSS pueden ser:</text:p>
      <text:list xml:id="list521779404" text:style-name="L11">
        <text:list-item>
          <text:p text:style-name="P115">Selecotr universal:</text:p>
          <text:p text:style-name="P115">{</text:p>
          <text:list>
            <text:list-header>
              <text:p text:style-name="P115">Reglas;</text:p>
            </text:list-header>
          </text:list>
        </text:list-item>
      </text:list>
      <text:p text:style-name="P56"><text:tab/>}</text:p>
      <text:p text:style-name="P56"><text:tab/></text:p>
      <text:p text:style-name="P56"/>
      <text:p text:style-name="P56"/>
      <text:p text:style-name="P56"><text:tab/>Se utiliza para seleccionar todos los elementos de una página </text:p>
      <text:p text:style-name="P56"><text:tab/>*</text:p>
      <text:p text:style-name="P56"><text:tab/>{</text:p>
      <text:p text:style-name="P56"><text:tab/><text:tab/>margin: 3px;</text:p>
      <text:p text:style-name="P56"><text:tab/>}</text:p>
      <text:p text:style-name="P56"><text:tab/></text:p>
      <text:p text:style-name="P56"><text:tab/><text:span text:style-name="T46">p</text:span><text:tab/></text:p>
      <text:p text:style-name="P57"><text:tab/><text:span text:style-name="T46">{</text:span></text:p>
      <text:p text:style-name="P57"><text:tab/><text:tab/><text:span text:style-name="T46">color: red;</text:span></text:p>
      <text:p text:style-name="P57"><text:tab/><text:tab/><text:span text:style-name="T46">font-size: 20pt;</text:span><text:tab/></text:p>
      <text:p text:style-name="P56"><text:tab/><text:span text:style-name="T46">}</text:span></text:p>
      <text:p text:style-name="P56"/>
      <text:list xml:id="list3707393073" text:style-name="L12">
        <text:list-item>
          <text:p text:style-name="P116">Selector múltiple de etiqueta </text:p>
        </text:list-item>
      </text:list>
      <text:p text:style-name="P58">selectorr1, selector2, -…….selectorN:</text:p>
      <text:p text:style-name="P58">{</text:p>
      <text:p text:style-name="P58">Reglas;</text:p>
      <text:p text:style-name="P58">}</text:p>
      <text:p text:style-name="P58">Selecciona los elementos del documento cuya etiqueta coincida con alguna de las etiquetas indicadas.</text:p>
      <text:list xml:id="list1060017720" text:style-name="L13">
        <text:list-item>
          <text:p text:style-name="P117">Selectores anidados:</text:p>
          <text:p text:style-name="P117">SelectorPadre SelectorHijo</text:p>
          <text:p text:style-name="P117">{</text:p>
          <text:p text:style-name="P117"><text:s text:c="5"/>Regla;</text:p>
          <text:p text:style-name="P117">}</text:p>
          <text:p text:style-name="P117">Busca en el documento las etiquetas en las que el SelectorHijo se encuentra contenido en el SelectorPadre. Si el SelectorHijo aparece no contenido en el padre, el selector no se aplica.</text:p>
        </text:list-item>
      </text:list>
      <text:p text:style-name="P59"/>
      <text:list xml:id="list120424299676873" text:continue-numbering="true" text:style-name="L13">
        <text:list-item>
          <text:p text:style-name="P118">Selector de clase</text:p>
        </text:list-item>
      </text:list>
      <text:p text:style-name="P63"/>
      <text:p text:style-name="P63"><text:tab/>Mediante la busqueda por clase se pretende relacionar elementos HTML y CSS. Para ello, se <text:tab/>crea un identificador denominado clase.</text:p>
      <text:p text:style-name="P59"/>
      <text:p text:style-name="P59"><text:tab/><text:span text:style-name="T47"><text:tab/><text:tab/><text:tab/><text:tab/><text:tab/></text:span></text:p>
      <text:p text:style-name="P60"><text:tab/></text:p>
      <table:table table:name="Tabla1" table:style-name="Tabla1">
        <table:table-column table:style-name="Tabla1.A"/>
        <table:table-column table:style-name="Tabla1.B"/>
        <table:table-row>
          <table:table-cell table:style-name="Tabla1.A1" office:value-type="string">
            <text:p text:style-name="P64">CSS<text:tab/></text:p>
            <text:p text:style-name="P61">.<text:span text:style-name="T47">NombreDeClase</text:span></text:p>
            <text:p text:style-name="P64">{</text:p>
            <text:p text:style-name="P61"><text:s/><text:span text:style-name="T47">Reglas;</text:span></text:p>
            <text:p text:style-name="P64">}</text:p>
          </table:table-cell>
          <table:table-cell table:style-name="Tabla1.B1" office:value-type="string">
            <text:p text:style-name="P64">HTML</text:p>
            <text:p text:style-name="P66">&lt;etiqueta class=”NombreDeClase”&gt;</text:p>
            <text:p text:style-name="P66">elementos</text:p>
            <text:p text:style-name="P66">&lt;/etiqueta&gt;</text:p>
          </table:table-cell>
        </table:table-row>
      </table:table>
      <text:p text:style-name="P60"><text:soft-page-break/></text:p>
      <text:p text:style-name="P59"/>
      <text:list xml:id="list2111575152" text:style-name="L14">
        <text:list-item>
          <text:p text:style-name="P119">Selector de identificador (ID).</text:p>
        </text:list-item>
      </text:list>
      <text:p text:style-name="P68"/>
      <text:list xml:id="list120423925110185" text:continue-numbering="true" text:style-name="L14">
        <text:list-header>
          <text:p text:style-name="P119">Mediante la búsqueda por identificador se permite la correspondencia entre elementos HTML y CSS de manera más concreta que se realiza con CSS.</text:p>
        </text:list-header>
      </text:list>
      <text:p text:style-name="P68"/>
      <text:p text:style-name="P62"><text:tab/><text:span text:style-name="T47"><text:tab/><text:tab/><text:tab/><text:tab/><text:tab/></text:span></text:p>
      <text:p text:style-name="P62"><text:tab/></text:p>
      <table:table table:name="Tabla2" table:style-name="Tabla2">
        <table:table-column table:style-name="Tabla2.A"/>
        <table:table-column table:style-name="Tabla2.B"/>
        <table:table-row>
          <table:table-cell table:style-name="Tabla2.A1" office:value-type="string">
            <text:p text:style-name="P65">CSS<text:tab/></text:p>
            <text:p text:style-name="P68">#NombreDeIDd</text:p>
            <text:p text:style-name="P65">{</text:p>
            <text:p text:style-name="P62"><text:s/><text:span text:style-name="T47">Reglas;</text:span></text:p>
            <text:p text:style-name="P65">}</text:p>
          </table:table-cell>
          <table:table-cell table:style-name="Tabla2.B1" office:value-type="string">
            <text:p text:style-name="P65">HTML</text:p>
            <text:p text:style-name="P67">&lt;etiqueta class=”NombreDe<text:span text:style-name="T48">Id</text:span>”&gt;</text:p>
            <text:p text:style-name="P67"><text:span text:style-name="T48">E</text:span>lementos</text:p>
            <text:p text:style-name="P67">&lt;/etiqueta&gt;</text:p>
          </table:table-cell>
        </table:table-row>
      </table:table>
      <text:p text:style-name="P62"/>
      <text:p text:style-name="P68">De está manera, podemos relacionar elemnetos con un identificador único. Por ello, se recomienda que los identificadores de HTML sean únicos.</text:p>
      <text:p text:style-name="P68"/>
      <text:p text:style-name="P69">La correspondencia entre clases e identificadores es una organización relativa al programador y cuyo funcionamiento depende de los objetos enlazado:</text:p>
      <text:list xml:id="list1200726344" text:style-name="L15">
        <text:list-item>
          <text:p text:style-name="P120">Varios elementos → Clase</text:p>
        </text:list-item>
        <text:list-item>
          <text:p text:style-name="P120">Elementos únicos → Identificador</text:p>
        </text:list-item>
      </text:list>
      <text:p text:style-name="P69">Importante → HTML no comprueba que existan varios elementos con el mismo identificador. Este tipo de comportamiento produce errores al tratar HTML con javascript (getElementById).</text:p>
      <text:p text:style-name="P69"/>
      <text:p text:style-name="P69"/>
      <text:p text:style-name="P14"><text:span text:style-name="T25">T</text:span><text:span text:style-name="T22">EMA </text:span><text:span text:style-name="T27">5</text:span><text:span text:style-name="T22">. </text:span><text:span text:style-name="T27">JAVASCRIPT</text:span></text:p>
      <text:p text:style-name="P15"/>
      <text:list xml:id="list120424884034461" text:continue-list="list2208227099" text:style-name="L9">
        <text:list-header>
          <text:p text:style-name="P146">5.1 Que es Javascript</text:p>
          <text:p text:style-name="P149"/>
          <text:p text:style-name="P150"><text:span text:style-name="T17">E</text:span><text:span text:style-name="T4">s un lenguaje de script que suele embeberse en código HTML. Es un lenguaje interpretado que interactuá con código HTML.</text:span></text:p>
        </text:list-header>
      </text:list>
      <text:p text:style-name="P88"/>
      <text:list xml:id="list120424969514803" text:continue-numbering="true" text:style-name="L9">
        <text:list-header>
          <text:p text:style-name="P146">5.2 Caracteristicas</text:p>
        </text:list-header>
      </text:list>
      <text:p text:style-name="P88"/>
      <text:p text:style-name="P88">Es un lenguaje orientado a eventos: significa que según una determinada condición, se puede ejecutar un fragmento de código especifico.</text:p>
      <text:p text:style-name="P88"/>
      <text:p text:style-name="P89">Se puede leer y escribir sobre elementos HTML.</text:p>
      <text:p text:style-name="P89"/>
      <text:p text:style-name="P89">Se puede usar como validador de datos: Antes de enviar los datos de un formulario al servidor se pueden procesar los datos existentes en HTML: contraseñas, datos de direccion, telefono, etc.</text:p>
      <text:p text:style-name="P88"/>
      <text:p text:style-name="P90">Herramienta de programación: Contiene los elementos propios de lenguaje de programación: bucles, alternativas, variables, funciones, etc.</text:p>
      <text:p text:style-name="P90"/>
      <text:p text:style-name="P90"/>
      <text:p text:style-name="P90"/>
      <text:p text:style-name="P90"/>
      <text:list xml:id="list120425037357674" text:continue-numbering="true" text:style-name="L9">
        <text:list-header>
          <text:p text:style-name="P147"><text:soft-page-break/>5.3 Cómo escribir código Javascript en HTML</text:p>
        </text:list-header>
      </text:list>
      <text:p text:style-name="P90"/>
      <text:p text:style-name="P90">Para añadir código Javascript en HTML hay que tener en cuenta:</text:p>
      <text:list xml:id="list1405798817" text:style-name="L16">
        <text:list-item>
          <text:p text:style-name="P121">Ubicación del código</text:p>
        </text:list-item>
        <text:list-item>
          <text:p text:style-name="P121">Definición del código</text:p>
        </text:list-item>
      </text:list>
      <text:p text:style-name="P70"/>
      <text:list xml:id="list120424794001302" text:continue-list="list120425037357674" text:style-name="L9">
        <text:list-header>
          <text:p text:style-name="P147">5.3.1 Ubicación del código.</text:p>
        </text:list-header>
      </text:list>
      <text:p text:style-name="P90"/>
      <text:p text:style-name="P90">Se puede incluir en:</text:p>
      <text:list xml:id="list2477722240" text:style-name="L17">
        <text:list-item>
          <text:p text:style-name="P122">head</text:p>
        </text:list-item>
        <text:list-item>
          <text:p text:style-name="P133"><text:span text:style-name="T4">body: </text:span><text:span text:style-name="T19">Si se escribe en el body, es recomendable incluirlo al final. Ya que el interprete cargara el script al finalizar el interpretado completo del documento existente en el body.</text:span></text:p>
        </text:list-item>
      </text:list>
      <text:p text:style-name="P71"/>
      <text:p text:style-name="P83"><text:span text:style-name="T18">5.3.1 </text:span><text:span text:style-name="T19">Definición del código.</text:span></text:p>
      <text:p text:style-name="P91">El código puede estar:</text:p>
      <text:list xml:id="list185978993" text:style-name="L18">
        <text:list-item>
          <text:p text:style-name="P123">Mismo fichero que el documento HTML (in-line)</text:p>
          <text:p text:style-name="P123">&lt;script type=”text/javascript”&gt;</text:p>
          <text:p text:style-name="P123">CODIGO JS</text:p>
          <text:p text:style-name="P123">&lt;/script&gt;</text:p>
        </text:list-item>
        <text:list-item>
          <text:p text:style-name="P123">Fichero diferenciado .js Código JavaScript (off-line)</text:p>
          <text:p text:style-name="P123">&lt;script type=”text/javascript” src=”fichero”&gt;</text:p>
          <text:p text:style-name="P123">&lt;/script&gt;</text:p>
        </text:list-item>
      </text:list>
      <text:p text:style-name="P72"/>
      <text:p text:style-name="P84"><text:span text:style-name="T18">5.</text:span><text:span text:style-name="T20">4</text:span><text:span text:style-name="T18"> </text:span><text:span text:style-name="T20">Instrucciones</text:span><text:span text:style-name="T19">.</text:span></text:p>
      <text:p text:style-name="P92"/>
      <text:p text:style-name="P86"><text:span text:style-name="T19">U</text:span><text:span text:style-name="T4">na instrucción es todo aquello que produce un cambio y que tiene duración finita. Las instrucciones en javascript puede ser:</text:span></text:p>
      <text:list xml:id="list2839254113" text:style-name="L19">
        <text:list-item>
          <text:p text:style-name="P124">Simple:</text:p>
          <text:list>
            <text:list-header>
              <text:p text:style-name="P124">instrucción;</text:p>
            </text:list-header>
          </text:list>
        </text:list-item>
        <text:list-item>
          <text:p text:style-name="P124">Compuesta:</text:p>
          <text:list>
            <text:list-header>
              <text:p text:style-name="P124">{</text:p>
              <text:list>
                <text:list-header>
                  <text:p text:style-name="P124">instruccion1;</text:p>
                  <text:p text:style-name="P124">instruccion2;</text:p>
                </text:list-header>
              </text:list>
            </text:list-header>
          </text:list>
        </text:list-item>
      </text:list>
      <text:p text:style-name="P73"><text:tab/><text:tab/>……………</text:p>
      <text:p text:style-name="P73"><text:tab/> <text:s text:c="6"/>}</text:p>
      <text:p text:style-name="P73"><text:tab/>Las instrucciones compuestas se ejecutan de manera secuencial de manera descendente, <text:tab/>hasta que no termina una instrucción, no se procede a ejecutar la siguiente</text:p>
      <text:p text:style-name="P73"/>
      <text:p text:style-name="P74">Tipos de intrucciones en javascript</text:p>
      <text:p text:style-name="P74"/>
      <text:p text:style-name="P74"/>
      <text:p text:style-name="P74"/>
      <text:p text:style-name="P74"/>
      <text:p text:style-name="P74"/>
      <text:p text:style-name="P74"/>
      <text:p text:style-name="P74"/>
      <text:p text:style-name="P74"/>
      <text:p text:style-name="P74"/>
      <text:p text:style-name="P74"/>
      <text:p text:style-name="P74"/>
      <text:p text:style-name="P85"><text:soft-page-break/><text:span text:style-name="T18">5.</text:span><text:span text:style-name="T21">4</text:span><text:span text:style-name="T18">.1 </text:span><text:span text:style-name="T21">comentarios</text:span><text:span text:style-name="T19">.</text:span></text:p>
      <text:p text:style-name="P93"/>
      <text:p text:style-name="P87"><text:span text:style-name="T19">L</text:span><text:span text:style-name="T4">os comentarios indican al interprete que el código fuente incluido el comentario no debe ser procesado.</text:span></text:p>
      <text:list xml:id="list699335697" text:style-name="L20">
        <text:list-item>
          <text:p text:style-name="P125">Hasta el final de linea: Los caracteres existentes desde // hasta el final de linea se interpretan como comentarios.</text:p>
          <text:list>
            <text:list-header>
              <text:p text:style-name="P125">// Comentarios</text:p>
            </text:list-header>
          </text:list>
        </text:list-item>
        <text:list-item>
          <text:p text:style-name="P125">Multiples lineas:</text:p>
          <text:p text:style-name="P125">/* → inicio de comentarios</text:p>
          <text:p text:style-name="P125">-------------------- </text:p>
          <text:p text:style-name="P125">*/ fin de comentario </text:p>
        </text:list-item>
      </text:list>
      <text:p text:style-name="P74"/>
      <text:p text:style-name="P75">5.4.2 Definición de datos</text:p>
      <text:p text:style-name="P75"/>
      <text:p text:style-name="P75">Un dato es una información relevante que se define por:</text:p>
      <text:list xml:id="list714523338" text:style-name="L21">
        <text:list-item>
          <text:p text:style-name="P127">tipo: Tipo de datos del dato</text:p>
        </text:list-item>
        <text:list-item>
          <text:p text:style-name="P127">identificador: nombre con el que se define al dato</text:p>
        </text:list-item>
        <text:list-item>
          <text:p text:style-name="P127">valor: valor actual del dato</text:p>
        </text:list-item>
      </text:list>
      <text:p text:style-name="P75">En javascript, los datos se definen:</text:p>
      <text:p text:style-name="P75"><text:tab/>var identificador;</text:p>
      <text:p text:style-name="P75"/>
      <text:p text:style-name="P75">ej.<text:tab/>var numero;</text:p>
      <text:p text:style-name="P75"><text:tab/>numero = “PEPE”;</text:p>
      <text:p text:style-name="P75"><text:tab/>numero = 34;</text:p>
      <text:p text:style-name="P75"/>
      <text:p text:style-name="P75">JavaScript decide el tipo de la variable por inferencia. Si detecta que contiene un valor numérico, la considera Number. Si contiene un valor de tipo texto los considera de tipo string. Si contiene un valor true o false lo considera un boolean.</text:p>
      <text:p text:style-name="P75">JavaScript no requiere declaración del tipo de datos e incluso permite que la variable almacene contenidos de distintos tipos en distintos momentos.</text:p>
      <text:p text:style-name="P75"/>
      <text:p text:style-name="P129">Los tipos de datos primitivos son:</text:p>
      <text:p text:style-name="P129"/>
      <table:table table:name="Tabla3" table:style-name="Tabla3">
        <table:table-column table:style-name="Tabla3.A"/>
        <table:table-column table:style-name="Tabla3.B"/>
        <table:table-column table:style-name="Tabla3.C"/>
        <table:table-row>
          <table:table-cell table:style-name="Tabla3.A1" office:value-type="string">
            <text:p text:style-name="P151">Nombre</text:p>
          </table:table-cell>
          <table:table-cell table:style-name="Tabla3.A1" office:value-type="string">
            <text:p text:style-name="P151">Descripcion</text:p>
          </table:table-cell>
          <table:table-cell table:style-name="Tabla3.C1" office:value-type="string">
            <text:p text:style-name="P151">Ejemplo</text:p>
          </table:table-cell>
        </table:table-row>
        <table:table-row>
          <table:table-cell table:style-name="Tabla3.A2" office:value-type="string">
            <text:p text:style-name="P151">String</text:p>
          </table:table-cell>
          <table:table-cell table:style-name="Tabla3.A2" office:value-type="string">
            <text:p text:style-name="P151">Cadenas de texto</text:p>
          </table:table-cell>
          <table:table-cell table:style-name="Tabla3.C2" office:value-type="string">
            <text:p text:style-name="P152">“<text:span text:style-name="T49">Hola</text:span>”</text:p>
          </table:table-cell>
        </table:table-row>
      </table:table>
      <table:table table:name="Tabla4" table:style-name="Tabla4">
        <table:table-column table:style-name="Tabla4.A" table:number-columns-repeated="3"/>
        <table:table-row>
          <table:table-cell table:style-name="Tabla4.A1" office:value-type="string">
            <text:p text:style-name="P151">Number</text:p>
          </table:table-cell>
          <table:table-cell table:style-name="Tabla4.A1" office:value-type="string">
            <text:p text:style-name="P151">Valores numericos</text:p>
          </table:table-cell>
          <table:table-cell table:style-name="Tabla4.C1" office:value-type="string">
            <text:p text:style-name="P151">22.45 123</text:p>
          </table:table-cell>
        </table:table-row>
        <table:table-row>
          <table:table-cell table:style-name="Tabla4.A2" office:value-type="string">
            <text:p text:style-name="P151">Boolean</text:p>
          </table:table-cell>
          <table:table-cell table:style-name="Tabla4.A2" office:value-type="string">
            <text:p text:style-name="P151">Valores logicos</text:p>
          </table:table-cell>
          <table:table-cell table:style-name="Tabla4.C2" office:value-type="string">
            <text:p text:style-name="P151">True, false</text:p>
          </table:table-cell>
        </table:table-row>
        <table:table-row>
          <table:table-cell table:style-name="Tabla4.A2" office:value-type="string">
            <text:p text:style-name="P151">Null</text:p>
          </table:table-cell>
          <table:table-cell table:style-name="Tabla4.A2" office:value-type="string">
            <text:p text:style-name="P151">Valor nulo</text:p>
          </table:table-cell>
          <table:table-cell table:style-name="Tabla4.C2" office:value-type="string">
            <text:p text:style-name="P151">null</text:p>
          </table:table-cell>
        </table:table-row>
      </table:table>
      <text:p text:style-name="P129"/>
      <text:p text:style-name="Standard">Los tipos de dato sobjeto (no primitivos) son:</text:p>
      <text:p text:style-name="Standard">nombre <text:s/>descripcion <text:s text:c="4"/>ejemplo <text:s text:c="8"/></text:p>
      <text:p text:style-name="Standard">error <text:s text:c="2"/>datos con error </text:p>
      <text:p text:style-name="Standard">arrays <text:s/>colecciones</text:p>
      <text:p text:style-name="Standard">Identificador: los identificadores deberan estar formados por letras, numeros, guiones bajos y simbolo $.</text:p>
      <text:p text:style-name="P139">Ademas, hay que tener en cuenta:</text:p>
      <text:list xml:id="list2216804077" text:style-name="L25">
        <text:list-item>
          <text:p text:style-name="P144">el nombre no peude comenzar por numero:</text:p>
        </text:list-item>
        <text:list-item>
          <text:p text:style-name="P144">obligatoriamente empieza por letra, _ o $</text:p>
        </text:list-item>
      </text:list>
      <text:list xml:id="list4107996423" text:style-name="L24">
        <text:list-item>
          <text:p text:style-name="P141"><text:soft-page-break/>no puede ser igual a una palabra reservada</text:p>
        </text:list-item>
      </text:list>
      <text:p text:style-name="P139"><text:s text:c="8"/></text:p>
      <text:list xml:id="list977626556" text:style-name="L23">
        <text:list-item>
          <text:p text:style-name="P140">no puede contener blancos</text:p>
        </text:list-item>
      </text:list>
      <text:p text:style-name="Standard"/>
      <text:p text:style-name="P142">5.4.3 operadores</text:p>
      <text:p text:style-name="P142"/>
      <text:p text:style-name="P142">Los operadores se clasifican por el tipo de operación que realizan:</text:p>
      <text:list xml:id="list534227439" text:style-name="L26">
        <text:list-item>
          <text:p text:style-name="P143">operadores aritmeticos</text:p>
        </text:list-item>
      </text:list>
      <table:table table:name="Tabla5" table:style-name="Tabla5">
        <table:table-column table:style-name="Tabla5.A" table:number-columns-repeated="3"/>
        <table:table-row>
          <table:table-cell table:style-name="Tabla5.A1" office:value-type="string">
            <text:p text:style-name="P153">Nombre</text:p>
          </table:table-cell>
          <table:table-cell table:style-name="Tabla5.A1" office:value-type="string">
            <text:p text:style-name="P153">Descripción</text:p>
          </table:table-cell>
          <table:table-cell table:style-name="Tabla5.C1" office:value-type="string">
            <text:p text:style-name="P153">Ejemplo</text:p>
          </table:table-cell>
        </table:table-row>
        <table:table-row>
          <table:table-cell table:style-name="Tabla5.A2" office:value-type="string">
            <text:p text:style-name="P153">+</text:p>
          </table:table-cell>
          <table:table-cell table:style-name="Tabla5.A2" office:value-type="string">
            <text:p text:style-name="P153">Suma</text:p>
          </table:table-cell>
          <table:table-cell table:style-name="Tabla5.C2" office:value-type="string">
            <text:p text:style-name="P153">4+6</text:p>
          </table:table-cell>
        </table:table-row>
        <table:table-row>
          <table:table-cell table:style-name="Tabla5.A2" office:value-type="string">
            <text:p text:style-name="P153">-</text:p>
          </table:table-cell>
          <table:table-cell table:style-name="Tabla5.A2" office:value-type="string">
            <text:p text:style-name="P153">Resta</text:p>
          </table:table-cell>
          <table:table-cell table:style-name="Tabla5.C2" office:value-type="string">
            <text:p text:style-name="P153">4-6</text:p>
          </table:table-cell>
        </table:table-row>
        <table:table-row>
          <table:table-cell table:style-name="Tabla5.A2" office:value-type="string">
            <text:p text:style-name="P153">*</text:p>
          </table:table-cell>
          <table:table-cell table:style-name="Tabla5.A2" office:value-type="string">
            <text:p text:style-name="P153">Multiplicación</text:p>
          </table:table-cell>
          <table:table-cell table:style-name="Tabla5.C2" office:value-type="string">
            <text:p text:style-name="P153">4*6</text:p>
          </table:table-cell>
        </table:table-row>
        <table:table-row>
          <table:table-cell table:style-name="Tabla5.A2" office:value-type="string">
            <text:p text:style-name="P153">/</text:p>
          </table:table-cell>
          <table:table-cell table:style-name="Tabla5.A2" office:value-type="string">
            <text:p text:style-name="P153">División</text:p>
          </table:table-cell>
          <table:table-cell table:style-name="Tabla5.C2" office:value-type="string">
            <text:p text:style-name="P153">4/6</text:p>
          </table:table-cell>
        </table:table-row>
        <table:table-row>
          <table:table-cell table:style-name="Tabla5.A2" office:value-type="string">
            <text:p text:style-name="P153">%</text:p>
          </table:table-cell>
          <table:table-cell table:style-name="Tabla5.A2" office:value-type="string">
            <text:p text:style-name="P153">Resto de división</text:p>
          </table:table-cell>
          <table:table-cell table:style-name="Tabla5.C2" office:value-type="string">
            <text:p text:style-name="P153">7 % 4</text:p>
          </table:table-cell>
        </table:table-row>
        <table:table-row>
          <table:table-cell table:style-name="Tabla5.A2" office:value-type="string">
            <text:p text:style-name="P153">++</text:p>
          </table:table-cell>
          <table:table-cell table:style-name="Tabla5.A2" office:value-type="string">
            <text:p text:style-name="P153">Incremento </text:p>
          </table:table-cell>
          <table:table-cell table:style-name="Tabla5.C2" office:value-type="string">
            <text:p text:style-name="P153">Num++,++num</text:p>
          </table:table-cell>
        </table:table-row>
        <table:table-row>
          <table:table-cell table:style-name="Tabla5.A2" office:value-type="string">
            <text:p text:style-name="P153">–</text:p>
          </table:table-cell>
          <table:table-cell table:style-name="Tabla5.A2" office:value-type="string">
            <text:p text:style-name="P153">Decremento</text:p>
          </table:table-cell>
          <table:table-cell table:style-name="Tabla5.C2" office:value-type="string">
            <text:p text:style-name="P153">Num --, --num</text:p>
          </table:table-cell>
        </table:table-row>
        <table:table-row>
          <table:table-cell table:style-name="Tabla5.A2" office:value-type="string">
            <text:p text:style-name="P153">+ (String)</text:p>
          </table:table-cell>
          <table:table-cell table:style-name="Tabla5.A2" office:value-type="string">
            <text:p text:style-name="P153">Concatenar</text:p>
          </table:table-cell>
          <table:table-cell table:style-name="Tabla5.C2" office:value-type="string">
            <text:p text:style-name="P153">“hola”+”bruno”</text:p>
          </table:table-cell>
        </table:table-row>
      </table:table>
      <text:p text:style-name="P142"/>
      <text:p text:style-name="Standard"/>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2:17:48.389321631</meta:creation-date>
    <dc:date>2018-04-26T12:04:23.613009882</dc:date>
    <meta:editing-duration>PT18H57M43S</meta:editing-duration>
    <meta:editing-cycles>60</meta:editing-cycles>
    <meta:generator>LibreOffice/5.4.0.3$Linux_X86_64 LibreOffice_project/40m0$Build-3</meta:generator>
    <meta:document-statistic meta:table-count="5" meta:image-count="0" meta:object-count="0" meta:page-count="11" meta:paragraph-count="347" meta:word-count="2300" meta:character-count="14490" meta:non-whitespace-character-count="12478"/>
  </office:meta>
</office:document-meta>
</file>